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602cm"/>
    </style:style>
    <style:style style:name="co30" style:family="table-column">
      <style:table-column-properties fo:break-before="auto" style:column-width="2.238cm"/>
    </style:style>
    <style:style style:name="co31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5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7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2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2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Channels.D2">
          <table:error-message table:message-type="stop" table:display="true"/>
        </table:content-validation>
        <table:content-validation table:name="val3" table:base-cell-address="Groups.E2">
          <table:error-message table:message-type="stop" table:display="true"/>
        </table:content-validation>
        <table:content-validation table:name="val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Groups.F2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Groups.G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Groups.H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Groups.I2">
          <table:error-message table:message-type="stop" table:display="true"/>
        </table:content-validation>
        <table:content-validation table:name="val8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J2">
          <table:error-message table:message-type="stop" table:display="true"/>
        </table:content-validation>
        <table:content-validation table:name="val9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Groups.J130">
          <table:error-message table:message-type="stop" table:display="true"/>
        </table:content-validation>
        <table:content-validation table:name="val10" table:base-cell-address="Groups.L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Groups.O2">
          <table:error-message table:message-type="stop" table:display="true"/>
        </table:content-validation>
        <table:content-validation table:name="val12" table:base-cell-address="Groups.R2">
          <table:error-message table:message-type="stop" table:display="true"/>
        </table:content-validation>
        <table:content-validation table:name="val13" table:condition="of:cell-content-is-in-list(&quot;-&quot;;&quot;yes&quot;;&quot;no&quot;)" table:allow-empty-cell="true" table:display-list="unsorted" table:base-cell-address="Groups.C2">
          <table:error-message table:message-type="stop" table:display="true"/>
        </table:content-validation>
        <table:content-validation table:name="val1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Groups.E2">
          <table:error-message table:message-type="stop" table:display="true"/>
        </table:content-validation>
        <table:content-validation table:name="val15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13"/>
        <table:table-column table:style-name="co6" table:default-cell-style-name="ce8"/>
        <table:table-column table:style-name="co1" table:default-cell-style-name="ce2"/>
        <table:table-column table:style-name="co1" table:default-cell-style-name="Default"/>
        <table:table-column table:style-name="co7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default-cell-style-name="Default"/>
        <table:table-column table:style-name="co7" table:visibility="collapse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Socket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Pad</text:p>
          </table:table-cell>
          <table:table-cell table:style-name="ce9" office:value-type="string" calcext:value-type="string">
            <text:p>Phantom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5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7"/>
          <table:table-cell table:style-name="ce18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8" table:formula="of:=CONCATENATE(&quot;DCA2 - &quot;;[$Groups.B3])" office:value-type="string" office:string-value="DCA2 - Perc" calcext:value-type="string">
            <text:p>DCA2 - Perc</text:p>
          </table:table-cell>
          <table:table-cell table:style-name="ce18" table:formula="of:=CONCATENATE(&quot;DCA3 - &quot;;[$Groups.B4])" office:value-type="string" office:string-value="DCA3 - Bass" calcext:value-type="string">
            <text:p>DCA3 - Bass</text:p>
          </table:table-cell>
          <table:table-cell table:style-name="ce18" table:formula="of:=CONCATENATE(&quot;DCA4 - &quot;;[$Groups.B5])" office:value-type="string" office:string-value="DCA4 - Egit" calcext:value-type="string">
            <text:p>DCA4 - Egit</text:p>
          </table:table-cell>
          <table:table-cell table:style-name="ce18" table:formula="of:=CONCATENATE(&quot;DCA5 - &quot;;[$Groups.B6])" office:value-type="string" office:string-value="DCA5 - Accu" calcext:value-type="string">
            <text:p>DCA5 - Accu</text:p>
          </table:table-cell>
          <table:table-cell table:style-name="ce18" table:formula="of:=CONCATENATE(&quot;DCA6 - &quot;;[$Groups.B7])" office:value-type="string" office:string-value="DCA6 - Keys" calcext:value-type="string">
            <text:p>DCA6 - Keys</text:p>
          </table:table-cell>
          <table:table-cell table:style-name="ce18" table:formula="of:=CONCATENATE(&quot;DCA7 - &quot;;[$Groups.B8])" office:value-type="string" office:string-value="DCA7 - Lead" calcext:value-type="string">
            <text:p>DCA7 - Lead</text:p>
          </table:table-cell>
          <table:table-cell table:style-name="ce18" table:formula="of:=CONCATENATE(&quot;DCA8 - &quot;;[$Groups.B9])" office:value-type="string" office:string-value="DCA8 - BV" calcext:value-type="string">
            <text:p>DCA8 - BV</text:p>
          </table:table-cell>
          <table:table-cell table:style-name="ce18" table:formula="of:=CONCATENATE(&quot;DCA9 - &quot;;[$Groups.B10])" office:value-type="string" office:string-value="DCA9 - FX" calcext:value-type="string">
            <text:p>DCA9 - FX</text:p>
          </table:table-cell>
          <table:table-cell table:style-name="ce18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8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8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8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8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8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8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8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8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8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8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8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8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8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8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7"/>
          <table:table-cell table:style-name="ce18" office:value-type="string" calcext:value-type="string">
            <text:p>Mute1</text:p>
          </table:table-cell>
          <table:table-cell table:style-name="ce18" office:value-type="string" calcext:value-type="string">
            <text:p>Mute2</text:p>
          </table:table-cell>
          <table:table-cell table:style-name="ce18" office:value-type="string" calcext:value-type="string">
            <text:p>Mute3</text:p>
          </table:table-cell>
          <table:table-cell table:style-name="ce18" office:value-type="string" calcext:value-type="string">
            <text:p>Mute4</text:p>
          </table:table-cell>
          <table:table-cell table:style-name="ce18" office:value-type="string" calcext:value-type="string">
            <text:p>Mute5</text:p>
          </table:table-cell>
          <table:table-cell table:style-name="ce18" office:value-type="string" calcext:value-type="string">
            <text:p>Mute6</text:p>
          </table:table-cell>
          <table:table-cell table:style-name="ce18" office:value-type="string" calcext:value-type="string">
            <text:p>Mute7</text:p>
          </table:table-cell>
          <table:table-cell table:style-name="ce18" office:value-type="string" calcext:value-type="string">
            <text:p>Mute8</text:p>
          </table:table-cell>
          <table:table-cell table:style-name="ce17"/>
          <table:table-cell table:style-name="ce18" office:value-type="string" calcext:value-type="string">
            <text:p>DCA1</text:p>
          </table:table-cell>
          <table:table-cell table:style-name="ce18" office:value-type="string" calcext:value-type="string">
            <text:p>DCA2</text:p>
          </table:table-cell>
          <table:table-cell table:style-name="ce18" office:value-type="string" calcext:value-type="string">
            <text:p>DCA3</text:p>
          </table:table-cell>
          <table:table-cell table:style-name="ce18" office:value-type="string" calcext:value-type="string">
            <text:p>DCA4</text:p>
          </table:table-cell>
          <table:table-cell table:style-name="ce18" office:value-type="string" calcext:value-type="string">
            <text:p>DCA5</text:p>
          </table:table-cell>
          <table:table-cell table:style-name="ce18" office:value-type="string" calcext:value-type="string">
            <text:p>DCA6</text:p>
          </table:table-cell>
          <table:table-cell table:style-name="ce18" office:value-type="string" calcext:value-type="string">
            <text:p>DCA7</text:p>
          </table:table-cell>
          <table:table-cell table:style-name="ce18" office:value-type="string" calcext:value-type="string">
            <text:p>DCA8</text:p>
          </table:table-cell>
          <table:table-cell table:style-name="ce18" office:value-type="string" calcext:value-type="string">
            <text:p>DCA9</text:p>
          </table:table-cell>
          <table:table-cell table:style-name="ce18" office:value-type="string" calcext:value-type="string">
            <text:p>DCA10</text:p>
          </table:table-cell>
          <table:table-cell table:style-name="ce18" office:value-type="string" calcext:value-type="string">
            <text:p>DCA11</text:p>
          </table:table-cell>
          <table:table-cell table:style-name="ce18" office:value-type="string" calcext:value-type="string">
            <text:p>DCA12</text:p>
          </table:table-cell>
          <table:table-cell table:style-name="ce18" office:value-type="string" calcext:value-type="string">
            <text:p>DCA13</text:p>
          </table:table-cell>
          <table:table-cell table:style-name="ce18" office:value-type="string" calcext:value-type="string">
            <text:p>DCA14</text:p>
          </table:table-cell>
          <table:table-cell table:style-name="ce18" office:value-type="string" calcext:value-type="string">
            <text:p>DCA15</text:p>
          </table:table-cell>
          <table:table-cell table:style-name="ce18" office:value-type="string" calcext:value-type="string">
            <text:p>DCA16</text:p>
          </table:table-cell>
          <table:table-cell table:style-name="ce18" office:value-type="string" calcext:value-type="string">
            <text:p>DCA17</text:p>
          </table:table-cell>
          <table:table-cell table:style-name="ce18" office:value-type="string" calcext:value-type="string">
            <text:p>DCA18</text:p>
          </table:table-cell>
          <table:table-cell table:style-name="ce18" office:value-type="string" calcext:value-type="string">
            <text:p>DCA19</text:p>
          </table:table-cell>
          <table:table-cell table:style-name="ce18" office:value-type="string" calcext:value-type="string">
            <text:p>DCA20</text:p>
          </table:table-cell>
          <table:table-cell table:style-name="ce18" office:value-type="string" calcext:value-type="string">
            <text:p>DCA21</text:p>
          </table:table-cell>
          <table:table-cell table:style-name="ce18" office:value-type="string" calcext:value-type="string">
            <text:p>DCA22</text:p>
          </table:table-cell>
          <table:table-cell table:style-name="ce18" office:value-type="string" calcext:value-type="string">
            <text:p>DCA23</text:p>
          </table:table-cell>
          <table:table-cell table:style-name="ce18" office:value-type="string" calcext:value-type="string">
            <text:p>DCA24</text:p>
          </table:table-cell>
          <table:table-cell table:style-name="ce17" office:value-type="string" calcext:value-type="string">
            <text:p>Hidden Helper Cells – Please dont touch</text:p>
          </table:table-cell>
          <table:table-cell table:style-name="ce18" table:number-columns-repeated="8"/>
          <table:table-cell table:style-name="ce17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" calcext:value-type="float">
            <text:p>1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" calcext:value-type="float">
            <text:p>2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" calcext:value-type="float">
            <text:p>3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" calcext:value-type="float">
            <text:p>4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" calcext:value-type="float">
            <text:p>6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8" calcext:value-type="float">
            <text:p>8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9" calcext:value-type="float">
            <text:p>9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0" calcext:value-type="float">
            <text:p>10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1" calcext:value-type="float">
            <text:p>11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2" calcext:value-type="float">
            <text:p>12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3" calcext:value-type="float">
            <text:p>13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2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4" calcext:value-type="float">
            <text:p>14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5" calcext:value-type="float">
            <text:p>15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6" calcext:value-type="float">
            <text:p>16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7" calcext:value-type="float">
            <text:p>17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1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8" calcext:value-type="float">
            <text:p>18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1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9" calcext:value-type="float">
            <text:p>19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 office:value-type="string" office:string-value="x" calcext:value-type="string">
            <text:p>x</text:p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0" calcext:value-type="float">
            <text:p>20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 office:value-type="string" office:string-value="x" calcext:value-type="string">
            <text:p>x</text:p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1" calcext:value-type="float">
            <text:p>21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 office:value-type="string" office:string-value="x" calcext:value-type="string">
            <text:p>x</text:p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2" calcext:value-type="float">
            <text:p>22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 office:value-type="string" office:string-value="x" calcext:value-type="string">
            <text:p>x</text:p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3" calcext:value-type="float">
            <text:p>23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 office:value-type="string" office:string-value="x" calcext:value-type="string">
            <text:p>x</text:p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4" calcext:value-type="float">
            <text:p>24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 office:value-type="string" office:string-value="x" calcext:value-type="string">
            <text:p>x</text:p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Git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5" calcext:value-type="float">
            <text:p>25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 office:value-type="string" office:string-value="x" calcext:value-type="string">
            <text:p>x</text:p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Git2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6" calcext:value-type="float">
            <text:p>26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 office:value-type="string" office:string-value="x" calcext:value-type="string">
            <text:p>x</text:p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Git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7" calcext:value-type="float">
            <text:p>27</text:p>
          </table:table-cell>
          <table:table-cell table:style-name="ce13" table:number-columns-repeated="3"/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 office:value-type="string" office:string-value="x" calcext:value-type="string">
            <text:p>x</text:p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Git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8" calcext:value-type="float">
            <text:p>2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 office:value-type="string" office:string-value="x" calcext:value-type="string">
            <text:p>x</text:p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9" calcext:value-type="float">
            <text:p>2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 office:value-type="string" office:string-value="x" calcext:value-type="string">
            <text:p>x</text:p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0" calcext:value-type="float">
            <text:p>3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 office:value-type="string" office:string-value="x" calcext:value-type="string">
            <text:p>x</text:p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1" calcext:value-type="float">
            <text:p>3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 office:value-type="string" office:string-value="x" calcext:value-type="string">
            <text:p>x</text:p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2" calcext:value-type="float">
            <text:p>3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 office:value-type="string" office:string-value="x" calcext:value-type="string">
            <text:p>x</text:p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3" calcext:value-type="float">
            <text:p>3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 office:value-type="string" office:string-value="x" calcext:value-type="string">
            <text:p>x</text:p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4" calcext:value-type="float">
            <text:p>3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 office:value-type="string" office:string-value="x" calcext:value-type="string">
            <text:p>x</text:p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5" calcext:value-type="float">
            <text:p>3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 office:value-type="string" office:string-value="x" calcext:value-type="string">
            <text:p>x</text:p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6" calcext:value-type="float">
            <text:p>3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 office:value-type="string" office:string-value="x" calcext:value-type="string">
            <text:p>x</text:p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7" calcext:value-type="float">
            <text:p>3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8" calcext:value-type="float">
            <text:p>3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9" calcext:value-type="float">
            <text:p>3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1" calcext:value-type="float">
            <text:p>4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 office:value-type="string" office:string-value="x" calcext:value-type="string">
            <text:p>x</text:p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 office:value-type="string" office:string-value="x" calcext:value-type="string">
            <text:p>x</text:p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 office:value-type="string" office:string-value="x" calcext:value-type="string">
            <text:p>x</text:p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4" calcext:value-type="float">
            <text:p>4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 office:value-type="string" office:string-value="x" calcext:value-type="string">
            <text:p>x</text:p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5" calcext:value-type="float">
            <text:p>4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 office:value-type="string" office:string-value="x" calcext:value-type="string">
            <text:p>x</text:p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6" calcext:value-type="float">
            <text:p>4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 office:value-type="string" office:string-value="x" calcext:value-type="string">
            <text:p>x</text:p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7" calcext:value-type="float">
            <text:p>4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 office:value-type="string" office:string-value="x" calcext:value-type="string">
            <text:p>x</text:p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8" calcext:value-type="float">
            <text:p>4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 office:value-type="string" office:string-value="x" calcext:value-type="string">
            <text:p>x</text:p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9" calcext:value-type="float">
            <text:p>4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0" calcext:value-type="float">
            <text:p>5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1" calcext:value-type="float">
            <text:p>5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2" calcext:value-type="float">
            <text:p>5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3" calcext:value-type="float">
            <text:p>5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4" calcext:value-type="float">
            <text:p>5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5" calcext:value-type="float">
            <text:p>5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6" calcext:value-type="float">
            <text:p>5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7" calcext:value-type="float">
            <text:p>5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8" calcext:value-type="float">
            <text:p>5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9" calcext:value-type="float">
            <text:p>5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0" calcext:value-type="float">
            <text:p>6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1" calcext:value-type="float">
            <text:p>6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2" calcext:value-type="float">
            <text:p>6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3" calcext:value-type="float">
            <text:p>6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4" calcext:value-type="float">
            <text:p>6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" calcext:value-type="float">
            <text:p>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6]=&quot;x&quot;;&quot;x&quot;;IF([.R66]=&quot;-&quot;;&quot;-&quot;;&quot;&quot;))" office:value-type="string" office:string-value="-" calcext:value-type="string">
            <text:p>-</text:p>
          </table:table-cell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 table:formula="of:=IF([.AK66]=&quot;x&quot;;&quot;x&quot;;IF([.AK66]=&quot;-&quot;;&quot;-&quot;;&quot;&quot;))" office:value-type="string" office:string-value="-" calcext:value-type="string">
            <text:p>-</text:p>
          </table:table-cell>
          <table:table-cell table:formula="of:=IF([.AL66]=&quot;x&quot;;&quot;x&quot;;IF([.AL66]=&quot;-&quot;;&quot;-&quot;;&quot;&quot;))" office:value-type="string" office:string-value="-" calcext:value-type="string">
            <text:p>-</text:p>
          </table:table-cell>
          <table:table-cell table:formula="of:=IF([.AM66]=&quot;x&quot;;&quot;x&quot;;IF([.AM66]=&quot;-&quot;;&quot;-&quot;;&quot;&quot;))" office:value-type="string" office:string-value="-" calcext:value-type="string">
            <text:p>-</text:p>
          </table:table-cell>
          <table:table-cell table:formula="of:=IF([.AN66]=&quot;x&quot;;&quot;x&quot;;IF([.AN66]=&quot;-&quot;;&quot;-&quot;;&quot;&quot;))" office:value-type="string" office:string-value="-" calcext:value-type="string">
            <text:p>-</text:p>
          </table:table-cell>
          <table:table-cell table:formula="of:=IF([.AO66]=&quot;x&quot;;&quot;x&quot;;IF([.AO6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" calcext:value-type="float">
            <text:p>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7]=&quot;x&quot;;&quot;x&quot;;IF([.R67]=&quot;-&quot;;&quot;-&quot;;&quot;&quot;))" office:value-type="string" office:string-value="-" calcext:value-type="string">
            <text:p>-</text:p>
          </table:table-cell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 table:formula="of:=IF([.AK67]=&quot;x&quot;;&quot;x&quot;;IF([.AK67]=&quot;-&quot;;&quot;-&quot;;&quot;&quot;))" office:value-type="string" office:string-value="-" calcext:value-type="string">
            <text:p>-</text:p>
          </table:table-cell>
          <table:table-cell table:formula="of:=IF([.AL67]=&quot;x&quot;;&quot;x&quot;;IF([.AL67]=&quot;-&quot;;&quot;-&quot;;&quot;&quot;))" office:value-type="string" office:string-value="-" calcext:value-type="string">
            <text:p>-</text:p>
          </table:table-cell>
          <table:table-cell table:formula="of:=IF([.AM67]=&quot;x&quot;;&quot;x&quot;;IF([.AM67]=&quot;-&quot;;&quot;-&quot;;&quot;&quot;))" office:value-type="string" office:string-value="-" calcext:value-type="string">
            <text:p>-</text:p>
          </table:table-cell>
          <table:table-cell table:formula="of:=IF([.AN67]=&quot;x&quot;;&quot;x&quot;;IF([.AN67]=&quot;-&quot;;&quot;-&quot;;&quot;&quot;))" office:value-type="string" office:string-value="-" calcext:value-type="string">
            <text:p>-</text:p>
          </table:table-cell>
          <table:table-cell table:formula="of:=IF([.AO67]=&quot;x&quot;;&quot;x&quot;;IF([.AO6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" calcext:value-type="float">
            <text:p>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8]=&quot;x&quot;;&quot;x&quot;;IF([.R68]=&quot;-&quot;;&quot;-&quot;;&quot;&quot;))" office:value-type="string" office:string-value="-" calcext:value-type="string">
            <text:p>-</text:p>
          </table:table-cell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 table:formula="of:=IF([.AK68]=&quot;x&quot;;&quot;x&quot;;IF([.AK68]=&quot;-&quot;;&quot;-&quot;;&quot;&quot;))" office:value-type="string" office:string-value="-" calcext:value-type="string">
            <text:p>-</text:p>
          </table:table-cell>
          <table:table-cell table:formula="of:=IF([.AL68]=&quot;x&quot;;&quot;x&quot;;IF([.AL68]=&quot;-&quot;;&quot;-&quot;;&quot;&quot;))" office:value-type="string" office:string-value="-" calcext:value-type="string">
            <text:p>-</text:p>
          </table:table-cell>
          <table:table-cell table:formula="of:=IF([.AM68]=&quot;x&quot;;&quot;x&quot;;IF([.AM68]=&quot;-&quot;;&quot;-&quot;;&quot;&quot;))" office:value-type="string" office:string-value="-" calcext:value-type="string">
            <text:p>-</text:p>
          </table:table-cell>
          <table:table-cell table:formula="of:=IF([.AN68]=&quot;x&quot;;&quot;x&quot;;IF([.AN68]=&quot;-&quot;;&quot;-&quot;;&quot;&quot;))" office:value-type="string" office:string-value="-" calcext:value-type="string">
            <text:p>-</text:p>
          </table:table-cell>
          <table:table-cell table:formula="of:=IF([.AO68]=&quot;x&quot;;&quot;x&quot;;IF([.AO6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" calcext:value-type="float">
            <text:p>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9]=&quot;x&quot;;&quot;x&quot;;IF([.R69]=&quot;-&quot;;&quot;-&quot;;&quot;&quot;))" office:value-type="string" office:string-value="-" calcext:value-type="string">
            <text:p>-</text:p>
          </table:table-cell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 table:formula="of:=IF([.AK69]=&quot;x&quot;;&quot;x&quot;;IF([.AK69]=&quot;-&quot;;&quot;-&quot;;&quot;&quot;))" office:value-type="string" office:string-value="-" calcext:value-type="string">
            <text:p>-</text:p>
          </table:table-cell>
          <table:table-cell table:formula="of:=IF([.AL69]=&quot;x&quot;;&quot;x&quot;;IF([.AL69]=&quot;-&quot;;&quot;-&quot;;&quot;&quot;))" office:value-type="string" office:string-value="-" calcext:value-type="string">
            <text:p>-</text:p>
          </table:table-cell>
          <table:table-cell table:formula="of:=IF([.AM69]=&quot;x&quot;;&quot;x&quot;;IF([.AM69]=&quot;-&quot;;&quot;-&quot;;&quot;&quot;))" office:value-type="string" office:string-value="-" calcext:value-type="string">
            <text:p>-</text:p>
          </table:table-cell>
          <table:table-cell table:formula="of:=IF([.AN69]=&quot;x&quot;;&quot;x&quot;;IF([.AN69]=&quot;-&quot;;&quot;-&quot;;&quot;&quot;))" office:value-type="string" office:string-value="-" calcext:value-type="string">
            <text:p>-</text:p>
          </table:table-cell>
          <table:table-cell table:formula="of:=IF([.AO69]=&quot;x&quot;;&quot;x&quot;;IF([.AO6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0]=&quot;x&quot;;&quot;x&quot;;IF([.R70]=&quot;-&quot;;&quot;-&quot;;&quot;&quot;))" office:value-type="string" office:string-value="-" calcext:value-type="string">
            <text:p>-</text:p>
          </table:table-cell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 table:formula="of:=IF([.AK70]=&quot;x&quot;;&quot;x&quot;;IF([.AK70]=&quot;-&quot;;&quot;-&quot;;&quot;&quot;))" office:value-type="string" office:string-value="-" calcext:value-type="string">
            <text:p>-</text:p>
          </table:table-cell>
          <table:table-cell table:formula="of:=IF([.AL70]=&quot;x&quot;;&quot;x&quot;;IF([.AL70]=&quot;-&quot;;&quot;-&quot;;&quot;&quot;))" office:value-type="string" office:string-value="-" calcext:value-type="string">
            <text:p>-</text:p>
          </table:table-cell>
          <table:table-cell table:formula="of:=IF([.AM70]=&quot;x&quot;;&quot;x&quot;;IF([.AM70]=&quot;-&quot;;&quot;-&quot;;&quot;&quot;))" office:value-type="string" office:string-value="-" calcext:value-type="string">
            <text:p>-</text:p>
          </table:table-cell>
          <table:table-cell table:formula="of:=IF([.AN70]=&quot;x&quot;;&quot;x&quot;;IF([.AN70]=&quot;-&quot;;&quot;-&quot;;&quot;&quot;))" office:value-type="string" office:string-value="-" calcext:value-type="string">
            <text:p>-</text:p>
          </table:table-cell>
          <table:table-cell table:formula="of:=IF([.AO70]=&quot;x&quot;;&quot;x&quot;;IF([.AO7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" calcext:value-type="float">
            <text:p>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1]=&quot;x&quot;;&quot;x&quot;;IF([.R71]=&quot;-&quot;;&quot;-&quot;;&quot;&quot;))" office:value-type="string" office:string-value="-" calcext:value-type="string">
            <text:p>-</text:p>
          </table:table-cell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 table:formula="of:=IF([.AK71]=&quot;x&quot;;&quot;x&quot;;IF([.AK71]=&quot;-&quot;;&quot;-&quot;;&quot;&quot;))" office:value-type="string" office:string-value="-" calcext:value-type="string">
            <text:p>-</text:p>
          </table:table-cell>
          <table:table-cell table:formula="of:=IF([.AL71]=&quot;x&quot;;&quot;x&quot;;IF([.AL71]=&quot;-&quot;;&quot;-&quot;;&quot;&quot;))" office:value-type="string" office:string-value="-" calcext:value-type="string">
            <text:p>-</text:p>
          </table:table-cell>
          <table:table-cell table:formula="of:=IF([.AM71]=&quot;x&quot;;&quot;x&quot;;IF([.AM71]=&quot;-&quot;;&quot;-&quot;;&quot;&quot;))" office:value-type="string" office:string-value="-" calcext:value-type="string">
            <text:p>-</text:p>
          </table:table-cell>
          <table:table-cell table:formula="of:=IF([.AN71]=&quot;x&quot;;&quot;x&quot;;IF([.AN71]=&quot;-&quot;;&quot;-&quot;;&quot;&quot;))" office:value-type="string" office:string-value="-" calcext:value-type="string">
            <text:p>-</text:p>
          </table:table-cell>
          <table:table-cell table:formula="of:=IF([.AO71]=&quot;x&quot;;&quot;x&quot;;IF([.AO7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2]=&quot;x&quot;;&quot;x&quot;;IF([.R72]=&quot;-&quot;;&quot;-&quot;;&quot;&quot;))" office:value-type="string" office:string-value="-" calcext:value-type="string">
            <text:p>-</text:p>
          </table:table-cell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 table:formula="of:=IF([.AK72]=&quot;x&quot;;&quot;x&quot;;IF([.AK72]=&quot;-&quot;;&quot;-&quot;;&quot;&quot;))" office:value-type="string" office:string-value="-" calcext:value-type="string">
            <text:p>-</text:p>
          </table:table-cell>
          <table:table-cell table:formula="of:=IF([.AL72]=&quot;x&quot;;&quot;x&quot;;IF([.AL72]=&quot;-&quot;;&quot;-&quot;;&quot;&quot;))" office:value-type="string" office:string-value="-" calcext:value-type="string">
            <text:p>-</text:p>
          </table:table-cell>
          <table:table-cell table:formula="of:=IF([.AM72]=&quot;x&quot;;&quot;x&quot;;IF([.AM72]=&quot;-&quot;;&quot;-&quot;;&quot;&quot;))" office:value-type="string" office:string-value="-" calcext:value-type="string">
            <text:p>-</text:p>
          </table:table-cell>
          <table:table-cell table:formula="of:=IF([.AN72]=&quot;x&quot;;&quot;x&quot;;IF([.AN72]=&quot;-&quot;;&quot;-&quot;;&quot;&quot;))" office:value-type="string" office:string-value="-" calcext:value-type="string">
            <text:p>-</text:p>
          </table:table-cell>
          <table:table-cell table:formula="of:=IF([.AO72]=&quot;x&quot;;&quot;x&quot;;IF([.AO7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8" calcext:value-type="float">
            <text:p>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3]=&quot;x&quot;;&quot;x&quot;;IF([.R73]=&quot;-&quot;;&quot;-&quot;;&quot;&quot;))" office:value-type="string" office:string-value="-" calcext:value-type="string">
            <text:p>-</text:p>
          </table:table-cell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 table:formula="of:=IF([.AK73]=&quot;x&quot;;&quot;x&quot;;IF([.AK73]=&quot;-&quot;;&quot;-&quot;;&quot;&quot;))" office:value-type="string" office:string-value="-" calcext:value-type="string">
            <text:p>-</text:p>
          </table:table-cell>
          <table:table-cell table:formula="of:=IF([.AL73]=&quot;x&quot;;&quot;x&quot;;IF([.AL73]=&quot;-&quot;;&quot;-&quot;;&quot;&quot;))" office:value-type="string" office:string-value="-" calcext:value-type="string">
            <text:p>-</text:p>
          </table:table-cell>
          <table:table-cell table:formula="of:=IF([.AM73]=&quot;x&quot;;&quot;x&quot;;IF([.AM73]=&quot;-&quot;;&quot;-&quot;;&quot;&quot;))" office:value-type="string" office:string-value="-" calcext:value-type="string">
            <text:p>-</text:p>
          </table:table-cell>
          <table:table-cell table:formula="of:=IF([.AN73]=&quot;x&quot;;&quot;x&quot;;IF([.AN73]=&quot;-&quot;;&quot;-&quot;;&quot;&quot;))" office:value-type="string" office:string-value="-" calcext:value-type="string">
            <text:p>-</text:p>
          </table:table-cell>
          <table:table-cell table:formula="of:=IF([.AO73]=&quot;x&quot;;&quot;x&quot;;IF([.AO7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9" calcext:value-type="float">
            <text:p>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4]=&quot;x&quot;;&quot;x&quot;;IF([.R74]=&quot;-&quot;;&quot;-&quot;;&quot;&quot;))" office:value-type="string" office:string-value="-" calcext:value-type="string">
            <text:p>-</text:p>
          </table:table-cell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 table:formula="of:=IF([.AK74]=&quot;x&quot;;&quot;x&quot;;IF([.AK74]=&quot;-&quot;;&quot;-&quot;;&quot;&quot;))" office:value-type="string" office:string-value="-" calcext:value-type="string">
            <text:p>-</text:p>
          </table:table-cell>
          <table:table-cell table:formula="of:=IF([.AL74]=&quot;x&quot;;&quot;x&quot;;IF([.AL74]=&quot;-&quot;;&quot;-&quot;;&quot;&quot;))" office:value-type="string" office:string-value="-" calcext:value-type="string">
            <text:p>-</text:p>
          </table:table-cell>
          <table:table-cell table:formula="of:=IF([.AM74]=&quot;x&quot;;&quot;x&quot;;IF([.AM74]=&quot;-&quot;;&quot;-&quot;;&quot;&quot;))" office:value-type="string" office:string-value="-" calcext:value-type="string">
            <text:p>-</text:p>
          </table:table-cell>
          <table:table-cell table:formula="of:=IF([.AN74]=&quot;x&quot;;&quot;x&quot;;IF([.AN74]=&quot;-&quot;;&quot;-&quot;;&quot;&quot;))" office:value-type="string" office:string-value="-" calcext:value-type="string">
            <text:p>-</text:p>
          </table:table-cell>
          <table:table-cell table:formula="of:=IF([.AO74]=&quot;x&quot;;&quot;x&quot;;IF([.AO7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0" calcext:value-type="float">
            <text:p>1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5]=&quot;x&quot;;&quot;x&quot;;IF([.R75]=&quot;-&quot;;&quot;-&quot;;&quot;&quot;))" office:value-type="string" office:string-value="-" calcext:value-type="string">
            <text:p>-</text:p>
          </table:table-cell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 table:formula="of:=IF([.AK75]=&quot;x&quot;;&quot;x&quot;;IF([.AK75]=&quot;-&quot;;&quot;-&quot;;&quot;&quot;))" office:value-type="string" office:string-value="-" calcext:value-type="string">
            <text:p>-</text:p>
          </table:table-cell>
          <table:table-cell table:formula="of:=IF([.AL75]=&quot;x&quot;;&quot;x&quot;;IF([.AL75]=&quot;-&quot;;&quot;-&quot;;&quot;&quot;))" office:value-type="string" office:string-value="-" calcext:value-type="string">
            <text:p>-</text:p>
          </table:table-cell>
          <table:table-cell table:formula="of:=IF([.AM75]=&quot;x&quot;;&quot;x&quot;;IF([.AM75]=&quot;-&quot;;&quot;-&quot;;&quot;&quot;))" office:value-type="string" office:string-value="-" calcext:value-type="string">
            <text:p>-</text:p>
          </table:table-cell>
          <table:table-cell table:formula="of:=IF([.AN75]=&quot;x&quot;;&quot;x&quot;;IF([.AN75]=&quot;-&quot;;&quot;-&quot;;&quot;&quot;))" office:value-type="string" office:string-value="-" calcext:value-type="string">
            <text:p>-</text:p>
          </table:table-cell>
          <table:table-cell table:formula="of:=IF([.AO75]=&quot;x&quot;;&quot;x&quot;;IF([.AO7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1" calcext:value-type="float">
            <text:p>1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6]=&quot;x&quot;;&quot;x&quot;;IF([.R76]=&quot;-&quot;;&quot;-&quot;;&quot;&quot;))" office:value-type="string" office:string-value="-" calcext:value-type="string">
            <text:p>-</text:p>
          </table:table-cell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 table:formula="of:=IF([.AK76]=&quot;x&quot;;&quot;x&quot;;IF([.AK76]=&quot;-&quot;;&quot;-&quot;;&quot;&quot;))" office:value-type="string" office:string-value="-" calcext:value-type="string">
            <text:p>-</text:p>
          </table:table-cell>
          <table:table-cell table:formula="of:=IF([.AL76]=&quot;x&quot;;&quot;x&quot;;IF([.AL76]=&quot;-&quot;;&quot;-&quot;;&quot;&quot;))" office:value-type="string" office:string-value="-" calcext:value-type="string">
            <text:p>-</text:p>
          </table:table-cell>
          <table:table-cell table:formula="of:=IF([.AM76]=&quot;x&quot;;&quot;x&quot;;IF([.AM76]=&quot;-&quot;;&quot;-&quot;;&quot;&quot;))" office:value-type="string" office:string-value="-" calcext:value-type="string">
            <text:p>-</text:p>
          </table:table-cell>
          <table:table-cell table:formula="of:=IF([.AN76]=&quot;x&quot;;&quot;x&quot;;IF([.AN76]=&quot;-&quot;;&quot;-&quot;;&quot;&quot;))" office:value-type="string" office:string-value="-" calcext:value-type="string">
            <text:p>-</text:p>
          </table:table-cell>
          <table:table-cell table:formula="of:=IF([.AO76]=&quot;x&quot;;&quot;x&quot;;IF([.AO7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2" calcext:value-type="float">
            <text:p>1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7]=&quot;x&quot;;&quot;x&quot;;IF([.R77]=&quot;-&quot;;&quot;-&quot;;&quot;&quot;))" office:value-type="string" office:string-value="-" calcext:value-type="string">
            <text:p>-</text:p>
          </table:table-cell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 table:formula="of:=IF([.AK77]=&quot;x&quot;;&quot;x&quot;;IF([.AK77]=&quot;-&quot;;&quot;-&quot;;&quot;&quot;))" office:value-type="string" office:string-value="-" calcext:value-type="string">
            <text:p>-</text:p>
          </table:table-cell>
          <table:table-cell table:formula="of:=IF([.AL77]=&quot;x&quot;;&quot;x&quot;;IF([.AL77]=&quot;-&quot;;&quot;-&quot;;&quot;&quot;))" office:value-type="string" office:string-value="-" calcext:value-type="string">
            <text:p>-</text:p>
          </table:table-cell>
          <table:table-cell table:formula="of:=IF([.AM77]=&quot;x&quot;;&quot;x&quot;;IF([.AM77]=&quot;-&quot;;&quot;-&quot;;&quot;&quot;))" office:value-type="string" office:string-value="-" calcext:value-type="string">
            <text:p>-</text:p>
          </table:table-cell>
          <table:table-cell table:formula="of:=IF([.AN77]=&quot;x&quot;;&quot;x&quot;;IF([.AN77]=&quot;-&quot;;&quot;-&quot;;&quot;&quot;))" office:value-type="string" office:string-value="-" calcext:value-type="string">
            <text:p>-</text:p>
          </table:table-cell>
          <table:table-cell table:formula="of:=IF([.AO77]=&quot;x&quot;;&quot;x&quot;;IF([.AO7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3" calcext:value-type="float">
            <text:p>1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8]=&quot;x&quot;;&quot;x&quot;;IF([.R78]=&quot;-&quot;;&quot;-&quot;;&quot;&quot;))" office:value-type="string" office:string-value="-" calcext:value-type="string">
            <text:p>-</text:p>
          </table:table-cell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 table:formula="of:=IF([.AK78]=&quot;x&quot;;&quot;x&quot;;IF([.AK78]=&quot;-&quot;;&quot;-&quot;;&quot;&quot;))" office:value-type="string" office:string-value="-" calcext:value-type="string">
            <text:p>-</text:p>
          </table:table-cell>
          <table:table-cell table:formula="of:=IF([.AL78]=&quot;x&quot;;&quot;x&quot;;IF([.AL78]=&quot;-&quot;;&quot;-&quot;;&quot;&quot;))" office:value-type="string" office:string-value="-" calcext:value-type="string">
            <text:p>-</text:p>
          </table:table-cell>
          <table:table-cell table:formula="of:=IF([.AM78]=&quot;x&quot;;&quot;x&quot;;IF([.AM78]=&quot;-&quot;;&quot;-&quot;;&quot;&quot;))" office:value-type="string" office:string-value="-" calcext:value-type="string">
            <text:p>-</text:p>
          </table:table-cell>
          <table:table-cell table:formula="of:=IF([.AN78]=&quot;x&quot;;&quot;x&quot;;IF([.AN78]=&quot;-&quot;;&quot;-&quot;;&quot;&quot;))" office:value-type="string" office:string-value="-" calcext:value-type="string">
            <text:p>-</text:p>
          </table:table-cell>
          <table:table-cell table:formula="of:=IF([.AO78]=&quot;x&quot;;&quot;x&quot;;IF([.AO7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4" calcext:value-type="float">
            <text:p>1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9]=&quot;x&quot;;&quot;x&quot;;IF([.R79]=&quot;-&quot;;&quot;-&quot;;&quot;&quot;))" office:value-type="string" office:string-value="-" calcext:value-type="string">
            <text:p>-</text:p>
          </table:table-cell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 table:formula="of:=IF([.AK79]=&quot;x&quot;;&quot;x&quot;;IF([.AK79]=&quot;-&quot;;&quot;-&quot;;&quot;&quot;))" office:value-type="string" office:string-value="-" calcext:value-type="string">
            <text:p>-</text:p>
          </table:table-cell>
          <table:table-cell table:formula="of:=IF([.AL79]=&quot;x&quot;;&quot;x&quot;;IF([.AL79]=&quot;-&quot;;&quot;-&quot;;&quot;&quot;))" office:value-type="string" office:string-value="-" calcext:value-type="string">
            <text:p>-</text:p>
          </table:table-cell>
          <table:table-cell table:formula="of:=IF([.AM79]=&quot;x&quot;;&quot;x&quot;;IF([.AM79]=&quot;-&quot;;&quot;-&quot;;&quot;&quot;))" office:value-type="string" office:string-value="-" calcext:value-type="string">
            <text:p>-</text:p>
          </table:table-cell>
          <table:table-cell table:formula="of:=IF([.AN79]=&quot;x&quot;;&quot;x&quot;;IF([.AN79]=&quot;-&quot;;&quot;-&quot;;&quot;&quot;))" office:value-type="string" office:string-value="-" calcext:value-type="string">
            <text:p>-</text:p>
          </table:table-cell>
          <table:table-cell table:formula="of:=IF([.AO79]=&quot;x&quot;;&quot;x&quot;;IF([.AO7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5" calcext:value-type="float">
            <text:p>1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0]=&quot;x&quot;;&quot;x&quot;;IF([.R80]=&quot;-&quot;;&quot;-&quot;;&quot;&quot;))" office:value-type="string" office:string-value="-" calcext:value-type="string">
            <text:p>-</text:p>
          </table:table-cell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 table:formula="of:=IF([.AK80]=&quot;x&quot;;&quot;x&quot;;IF([.AK80]=&quot;-&quot;;&quot;-&quot;;&quot;&quot;))" office:value-type="string" office:string-value="-" calcext:value-type="string">
            <text:p>-</text:p>
          </table:table-cell>
          <table:table-cell table:formula="of:=IF([.AL80]=&quot;x&quot;;&quot;x&quot;;IF([.AL80]=&quot;-&quot;;&quot;-&quot;;&quot;&quot;))" office:value-type="string" office:string-value="-" calcext:value-type="string">
            <text:p>-</text:p>
          </table:table-cell>
          <table:table-cell table:formula="of:=IF([.AM80]=&quot;x&quot;;&quot;x&quot;;IF([.AM80]=&quot;-&quot;;&quot;-&quot;;&quot;&quot;))" office:value-type="string" office:string-value="-" calcext:value-type="string">
            <text:p>-</text:p>
          </table:table-cell>
          <table:table-cell table:formula="of:=IF([.AN80]=&quot;x&quot;;&quot;x&quot;;IF([.AN80]=&quot;-&quot;;&quot;-&quot;;&quot;&quot;))" office:value-type="string" office:string-value="-" calcext:value-type="string">
            <text:p>-</text:p>
          </table:table-cell>
          <table:table-cell table:formula="of:=IF([.AO80]=&quot;x&quot;;&quot;x&quot;;IF([.AO8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6" calcext:value-type="float">
            <text:p>1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1]=&quot;x&quot;;&quot;x&quot;;IF([.R81]=&quot;-&quot;;&quot;-&quot;;&quot;&quot;))" office:value-type="string" office:string-value="-" calcext:value-type="string">
            <text:p>-</text:p>
          </table:table-cell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 table:formula="of:=IF([.AK81]=&quot;x&quot;;&quot;x&quot;;IF([.AK81]=&quot;-&quot;;&quot;-&quot;;&quot;&quot;))" office:value-type="string" office:string-value="-" calcext:value-type="string">
            <text:p>-</text:p>
          </table:table-cell>
          <table:table-cell table:formula="of:=IF([.AL81]=&quot;x&quot;;&quot;x&quot;;IF([.AL81]=&quot;-&quot;;&quot;-&quot;;&quot;&quot;))" office:value-type="string" office:string-value="-" calcext:value-type="string">
            <text:p>-</text:p>
          </table:table-cell>
          <table:table-cell table:formula="of:=IF([.AM81]=&quot;x&quot;;&quot;x&quot;;IF([.AM81]=&quot;-&quot;;&quot;-&quot;;&quot;&quot;))" office:value-type="string" office:string-value="-" calcext:value-type="string">
            <text:p>-</text:p>
          </table:table-cell>
          <table:table-cell table:formula="of:=IF([.AN81]=&quot;x&quot;;&quot;x&quot;;IF([.AN81]=&quot;-&quot;;&quot;-&quot;;&quot;&quot;))" office:value-type="string" office:string-value="-" calcext:value-type="string">
            <text:p>-</text:p>
          </table:table-cell>
          <table:table-cell table:formula="of:=IF([.AO81]=&quot;x&quot;;&quot;x&quot;;IF([.AO8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7" calcext:value-type="float">
            <text:p>1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2]=&quot;x&quot;;&quot;x&quot;;IF([.R82]=&quot;-&quot;;&quot;-&quot;;&quot;&quot;))" office:value-type="string" office:string-value="-" calcext:value-type="string">
            <text:p>-</text:p>
          </table:table-cell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 table:formula="of:=IF([.AK82]=&quot;x&quot;;&quot;x&quot;;IF([.AK82]=&quot;-&quot;;&quot;-&quot;;&quot;&quot;))" office:value-type="string" office:string-value="-" calcext:value-type="string">
            <text:p>-</text:p>
          </table:table-cell>
          <table:table-cell table:formula="of:=IF([.AL82]=&quot;x&quot;;&quot;x&quot;;IF([.AL82]=&quot;-&quot;;&quot;-&quot;;&quot;&quot;))" office:value-type="string" office:string-value="-" calcext:value-type="string">
            <text:p>-</text:p>
          </table:table-cell>
          <table:table-cell table:formula="of:=IF([.AM82]=&quot;x&quot;;&quot;x&quot;;IF([.AM82]=&quot;-&quot;;&quot;-&quot;;&quot;&quot;))" office:value-type="string" office:string-value="-" calcext:value-type="string">
            <text:p>-</text:p>
          </table:table-cell>
          <table:table-cell table:formula="of:=IF([.AN82]=&quot;x&quot;;&quot;x&quot;;IF([.AN82]=&quot;-&quot;;&quot;-&quot;;&quot;&quot;))" office:value-type="string" office:string-value="-" calcext:value-type="string">
            <text:p>-</text:p>
          </table:table-cell>
          <table:table-cell table:formula="of:=IF([.AO82]=&quot;x&quot;;&quot;x&quot;;IF([.AO8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8" calcext:value-type="float">
            <text:p>1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3]=&quot;x&quot;;&quot;x&quot;;IF([.R83]=&quot;-&quot;;&quot;-&quot;;&quot;&quot;))" office:value-type="string" office:string-value="-" calcext:value-type="string">
            <text:p>-</text:p>
          </table:table-cell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 table:formula="of:=IF([.AK83]=&quot;x&quot;;&quot;x&quot;;IF([.AK83]=&quot;-&quot;;&quot;-&quot;;&quot;&quot;))" office:value-type="string" office:string-value="-" calcext:value-type="string">
            <text:p>-</text:p>
          </table:table-cell>
          <table:table-cell table:formula="of:=IF([.AL83]=&quot;x&quot;;&quot;x&quot;;IF([.AL83]=&quot;-&quot;;&quot;-&quot;;&quot;&quot;))" office:value-type="string" office:string-value="-" calcext:value-type="string">
            <text:p>-</text:p>
          </table:table-cell>
          <table:table-cell table:formula="of:=IF([.AM83]=&quot;x&quot;;&quot;x&quot;;IF([.AM83]=&quot;-&quot;;&quot;-&quot;;&quot;&quot;))" office:value-type="string" office:string-value="-" calcext:value-type="string">
            <text:p>-</text:p>
          </table:table-cell>
          <table:table-cell table:formula="of:=IF([.AN83]=&quot;x&quot;;&quot;x&quot;;IF([.AN83]=&quot;-&quot;;&quot;-&quot;;&quot;&quot;))" office:value-type="string" office:string-value="-" calcext:value-type="string">
            <text:p>-</text:p>
          </table:table-cell>
          <table:table-cell table:formula="of:=IF([.AO83]=&quot;x&quot;;&quot;x&quot;;IF([.AO8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9" calcext:value-type="float">
            <text:p>1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4]=&quot;x&quot;;&quot;x&quot;;IF([.R84]=&quot;-&quot;;&quot;-&quot;;&quot;&quot;))" office:value-type="string" office:string-value="-" calcext:value-type="string">
            <text:p>-</text:p>
          </table:table-cell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 table:formula="of:=IF([.AK84]=&quot;x&quot;;&quot;x&quot;;IF([.AK84]=&quot;-&quot;;&quot;-&quot;;&quot;&quot;))" office:value-type="string" office:string-value="-" calcext:value-type="string">
            <text:p>-</text:p>
          </table:table-cell>
          <table:table-cell table:formula="of:=IF([.AL84]=&quot;x&quot;;&quot;x&quot;;IF([.AL84]=&quot;-&quot;;&quot;-&quot;;&quot;&quot;))" office:value-type="string" office:string-value="-" calcext:value-type="string">
            <text:p>-</text:p>
          </table:table-cell>
          <table:table-cell table:formula="of:=IF([.AM84]=&quot;x&quot;;&quot;x&quot;;IF([.AM84]=&quot;-&quot;;&quot;-&quot;;&quot;&quot;))" office:value-type="string" office:string-value="-" calcext:value-type="string">
            <text:p>-</text:p>
          </table:table-cell>
          <table:table-cell table:formula="of:=IF([.AN84]=&quot;x&quot;;&quot;x&quot;;IF([.AN84]=&quot;-&quot;;&quot;-&quot;;&quot;&quot;))" office:value-type="string" office:string-value="-" calcext:value-type="string">
            <text:p>-</text:p>
          </table:table-cell>
          <table:table-cell table:formula="of:=IF([.AO84]=&quot;x&quot;;&quot;x&quot;;IF([.AO8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0" calcext:value-type="float">
            <text:p>2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5]=&quot;x&quot;;&quot;x&quot;;IF([.R85]=&quot;-&quot;;&quot;-&quot;;&quot;&quot;))" office:value-type="string" office:string-value="-" calcext:value-type="string">
            <text:p>-</text:p>
          </table:table-cell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 table:formula="of:=IF([.AK85]=&quot;x&quot;;&quot;x&quot;;IF([.AK85]=&quot;-&quot;;&quot;-&quot;;&quot;&quot;))" office:value-type="string" office:string-value="-" calcext:value-type="string">
            <text:p>-</text:p>
          </table:table-cell>
          <table:table-cell table:formula="of:=IF([.AL85]=&quot;x&quot;;&quot;x&quot;;IF([.AL85]=&quot;-&quot;;&quot;-&quot;;&quot;&quot;))" office:value-type="string" office:string-value="-" calcext:value-type="string">
            <text:p>-</text:p>
          </table:table-cell>
          <table:table-cell table:formula="of:=IF([.AM85]=&quot;x&quot;;&quot;x&quot;;IF([.AM85]=&quot;-&quot;;&quot;-&quot;;&quot;&quot;))" office:value-type="string" office:string-value="-" calcext:value-type="string">
            <text:p>-</text:p>
          </table:table-cell>
          <table:table-cell table:formula="of:=IF([.AN85]=&quot;x&quot;;&quot;x&quot;;IF([.AN85]=&quot;-&quot;;&quot;-&quot;;&quot;&quot;))" office:value-type="string" office:string-value="-" calcext:value-type="string">
            <text:p>-</text:p>
          </table:table-cell>
          <table:table-cell table:formula="of:=IF([.AO85]=&quot;x&quot;;&quot;x&quot;;IF([.AO8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1" calcext:value-type="float">
            <text:p>2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6]=&quot;x&quot;;&quot;x&quot;;IF([.R86]=&quot;-&quot;;&quot;-&quot;;&quot;&quot;))" office:value-type="string" office:string-value="-" calcext:value-type="string">
            <text:p>-</text:p>
          </table:table-cell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 table:formula="of:=IF([.AK86]=&quot;x&quot;;&quot;x&quot;;IF([.AK86]=&quot;-&quot;;&quot;-&quot;;&quot;&quot;))" office:value-type="string" office:string-value="-" calcext:value-type="string">
            <text:p>-</text:p>
          </table:table-cell>
          <table:table-cell table:formula="of:=IF([.AL86]=&quot;x&quot;;&quot;x&quot;;IF([.AL86]=&quot;-&quot;;&quot;-&quot;;&quot;&quot;))" office:value-type="string" office:string-value="-" calcext:value-type="string">
            <text:p>-</text:p>
          </table:table-cell>
          <table:table-cell table:formula="of:=IF([.AM86]=&quot;x&quot;;&quot;x&quot;;IF([.AM86]=&quot;-&quot;;&quot;-&quot;;&quot;&quot;))" office:value-type="string" office:string-value="-" calcext:value-type="string">
            <text:p>-</text:p>
          </table:table-cell>
          <table:table-cell table:formula="of:=IF([.AN86]=&quot;x&quot;;&quot;x&quot;;IF([.AN86]=&quot;-&quot;;&quot;-&quot;;&quot;&quot;))" office:value-type="string" office:string-value="-" calcext:value-type="string">
            <text:p>-</text:p>
          </table:table-cell>
          <table:table-cell table:formula="of:=IF([.AO86]=&quot;x&quot;;&quot;x&quot;;IF([.AO8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2" calcext:value-type="float">
            <text:p>2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7]=&quot;x&quot;;&quot;x&quot;;IF([.R87]=&quot;-&quot;;&quot;-&quot;;&quot;&quot;))" office:value-type="string" office:string-value="-" calcext:value-type="string">
            <text:p>-</text:p>
          </table:table-cell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 table:formula="of:=IF([.AK87]=&quot;x&quot;;&quot;x&quot;;IF([.AK87]=&quot;-&quot;;&quot;-&quot;;&quot;&quot;))" office:value-type="string" office:string-value="-" calcext:value-type="string">
            <text:p>-</text:p>
          </table:table-cell>
          <table:table-cell table:formula="of:=IF([.AL87]=&quot;x&quot;;&quot;x&quot;;IF([.AL87]=&quot;-&quot;;&quot;-&quot;;&quot;&quot;))" office:value-type="string" office:string-value="-" calcext:value-type="string">
            <text:p>-</text:p>
          </table:table-cell>
          <table:table-cell table:formula="of:=IF([.AM87]=&quot;x&quot;;&quot;x&quot;;IF([.AM87]=&quot;-&quot;;&quot;-&quot;;&quot;&quot;))" office:value-type="string" office:string-value="-" calcext:value-type="string">
            <text:p>-</text:p>
          </table:table-cell>
          <table:table-cell table:formula="of:=IF([.AN87]=&quot;x&quot;;&quot;x&quot;;IF([.AN87]=&quot;-&quot;;&quot;-&quot;;&quot;&quot;))" office:value-type="string" office:string-value="-" calcext:value-type="string">
            <text:p>-</text:p>
          </table:table-cell>
          <table:table-cell table:formula="of:=IF([.AO87]=&quot;x&quot;;&quot;x&quot;;IF([.AO8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3" calcext:value-type="float">
            <text:p>2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8]=&quot;x&quot;;&quot;x&quot;;IF([.R88]=&quot;-&quot;;&quot;-&quot;;&quot;&quot;))" office:value-type="string" office:string-value="-" calcext:value-type="string">
            <text:p>-</text:p>
          </table:table-cell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 table:formula="of:=IF([.AK88]=&quot;x&quot;;&quot;x&quot;;IF([.AK88]=&quot;-&quot;;&quot;-&quot;;&quot;&quot;))" office:value-type="string" office:string-value="-" calcext:value-type="string">
            <text:p>-</text:p>
          </table:table-cell>
          <table:table-cell table:formula="of:=IF([.AL88]=&quot;x&quot;;&quot;x&quot;;IF([.AL88]=&quot;-&quot;;&quot;-&quot;;&quot;&quot;))" office:value-type="string" office:string-value="-" calcext:value-type="string">
            <text:p>-</text:p>
          </table:table-cell>
          <table:table-cell table:formula="of:=IF([.AM88]=&quot;x&quot;;&quot;x&quot;;IF([.AM88]=&quot;-&quot;;&quot;-&quot;;&quot;&quot;))" office:value-type="string" office:string-value="-" calcext:value-type="string">
            <text:p>-</text:p>
          </table:table-cell>
          <table:table-cell table:formula="of:=IF([.AN88]=&quot;x&quot;;&quot;x&quot;;IF([.AN88]=&quot;-&quot;;&quot;-&quot;;&quot;&quot;))" office:value-type="string" office:string-value="-" calcext:value-type="string">
            <text:p>-</text:p>
          </table:table-cell>
          <table:table-cell table:formula="of:=IF([.AO88]=&quot;x&quot;;&quot;x&quot;;IF([.AO8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4" calcext:value-type="float">
            <text:p>2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9]=&quot;x&quot;;&quot;x&quot;;IF([.R89]=&quot;-&quot;;&quot;-&quot;;&quot;&quot;))" office:value-type="string" office:string-value="-" calcext:value-type="string">
            <text:p>-</text:p>
          </table:table-cell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 table:formula="of:=IF([.AK89]=&quot;x&quot;;&quot;x&quot;;IF([.AK89]=&quot;-&quot;;&quot;-&quot;;&quot;&quot;))" office:value-type="string" office:string-value="-" calcext:value-type="string">
            <text:p>-</text:p>
          </table:table-cell>
          <table:table-cell table:formula="of:=IF([.AL89]=&quot;x&quot;;&quot;x&quot;;IF([.AL89]=&quot;-&quot;;&quot;-&quot;;&quot;&quot;))" office:value-type="string" office:string-value="-" calcext:value-type="string">
            <text:p>-</text:p>
          </table:table-cell>
          <table:table-cell table:formula="of:=IF([.AM89]=&quot;x&quot;;&quot;x&quot;;IF([.AM89]=&quot;-&quot;;&quot;-&quot;;&quot;&quot;))" office:value-type="string" office:string-value="-" calcext:value-type="string">
            <text:p>-</text:p>
          </table:table-cell>
          <table:table-cell table:formula="of:=IF([.AN89]=&quot;x&quot;;&quot;x&quot;;IF([.AN89]=&quot;-&quot;;&quot;-&quot;;&quot;&quot;))" office:value-type="string" office:string-value="-" calcext:value-type="string">
            <text:p>-</text:p>
          </table:table-cell>
          <table:table-cell table:formula="of:=IF([.AO89]=&quot;x&quot;;&quot;x&quot;;IF([.AO8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5" calcext:value-type="float">
            <text:p>2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0]=&quot;x&quot;;&quot;x&quot;;IF([.R90]=&quot;-&quot;;&quot;-&quot;;&quot;&quot;))" office:value-type="string" office:string-value="-" calcext:value-type="string">
            <text:p>-</text:p>
          </table:table-cell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 table:formula="of:=IF([.AK90]=&quot;x&quot;;&quot;x&quot;;IF([.AK90]=&quot;-&quot;;&quot;-&quot;;&quot;&quot;))" office:value-type="string" office:string-value="-" calcext:value-type="string">
            <text:p>-</text:p>
          </table:table-cell>
          <table:table-cell table:formula="of:=IF([.AL90]=&quot;x&quot;;&quot;x&quot;;IF([.AL90]=&quot;-&quot;;&quot;-&quot;;&quot;&quot;))" office:value-type="string" office:string-value="-" calcext:value-type="string">
            <text:p>-</text:p>
          </table:table-cell>
          <table:table-cell table:formula="of:=IF([.AM90]=&quot;x&quot;;&quot;x&quot;;IF([.AM90]=&quot;-&quot;;&quot;-&quot;;&quot;&quot;))" office:value-type="string" office:string-value="-" calcext:value-type="string">
            <text:p>-</text:p>
          </table:table-cell>
          <table:table-cell table:formula="of:=IF([.AN90]=&quot;x&quot;;&quot;x&quot;;IF([.AN90]=&quot;-&quot;;&quot;-&quot;;&quot;&quot;))" office:value-type="string" office:string-value="-" calcext:value-type="string">
            <text:p>-</text:p>
          </table:table-cell>
          <table:table-cell table:formula="of:=IF([.AO90]=&quot;x&quot;;&quot;x&quot;;IF([.AO9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6" calcext:value-type="float">
            <text:p>2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1]=&quot;x&quot;;&quot;x&quot;;IF([.R91]=&quot;-&quot;;&quot;-&quot;;&quot;&quot;))" office:value-type="string" office:string-value="-" calcext:value-type="string">
            <text:p>-</text:p>
          </table:table-cell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 table:formula="of:=IF([.AK91]=&quot;x&quot;;&quot;x&quot;;IF([.AK91]=&quot;-&quot;;&quot;-&quot;;&quot;&quot;))" office:value-type="string" office:string-value="-" calcext:value-type="string">
            <text:p>-</text:p>
          </table:table-cell>
          <table:table-cell table:formula="of:=IF([.AL91]=&quot;x&quot;;&quot;x&quot;;IF([.AL91]=&quot;-&quot;;&quot;-&quot;;&quot;&quot;))" office:value-type="string" office:string-value="-" calcext:value-type="string">
            <text:p>-</text:p>
          </table:table-cell>
          <table:table-cell table:formula="of:=IF([.AM91]=&quot;x&quot;;&quot;x&quot;;IF([.AM91]=&quot;-&quot;;&quot;-&quot;;&quot;&quot;))" office:value-type="string" office:string-value="-" calcext:value-type="string">
            <text:p>-</text:p>
          </table:table-cell>
          <table:table-cell table:formula="of:=IF([.AN91]=&quot;x&quot;;&quot;x&quot;;IF([.AN91]=&quot;-&quot;;&quot;-&quot;;&quot;&quot;))" office:value-type="string" office:string-value="-" calcext:value-type="string">
            <text:p>-</text:p>
          </table:table-cell>
          <table:table-cell table:formula="of:=IF([.AO91]=&quot;x&quot;;&quot;x&quot;;IF([.AO9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7" calcext:value-type="float">
            <text:p>2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2]=&quot;x&quot;;&quot;x&quot;;IF([.R92]=&quot;-&quot;;&quot;-&quot;;&quot;&quot;))" office:value-type="string" office:string-value="-" calcext:value-type="string">
            <text:p>-</text:p>
          </table:table-cell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 table:formula="of:=IF([.AK92]=&quot;x&quot;;&quot;x&quot;;IF([.AK92]=&quot;-&quot;;&quot;-&quot;;&quot;&quot;))" office:value-type="string" office:string-value="-" calcext:value-type="string">
            <text:p>-</text:p>
          </table:table-cell>
          <table:table-cell table:formula="of:=IF([.AL92]=&quot;x&quot;;&quot;x&quot;;IF([.AL92]=&quot;-&quot;;&quot;-&quot;;&quot;&quot;))" office:value-type="string" office:string-value="-" calcext:value-type="string">
            <text:p>-</text:p>
          </table:table-cell>
          <table:table-cell table:formula="of:=IF([.AM92]=&quot;x&quot;;&quot;x&quot;;IF([.AM92]=&quot;-&quot;;&quot;-&quot;;&quot;&quot;))" office:value-type="string" office:string-value="-" calcext:value-type="string">
            <text:p>-</text:p>
          </table:table-cell>
          <table:table-cell table:formula="of:=IF([.AN92]=&quot;x&quot;;&quot;x&quot;;IF([.AN92]=&quot;-&quot;;&quot;-&quot;;&quot;&quot;))" office:value-type="string" office:string-value="-" calcext:value-type="string">
            <text:p>-</text:p>
          </table:table-cell>
          <table:table-cell table:formula="of:=IF([.AO92]=&quot;x&quot;;&quot;x&quot;;IF([.AO9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8" calcext:value-type="float">
            <text:p>2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3]=&quot;x&quot;;&quot;x&quot;;IF([.R93]=&quot;-&quot;;&quot;-&quot;;&quot;&quot;))" office:value-type="string" office:string-value="-" calcext:value-type="string">
            <text:p>-</text:p>
          </table:table-cell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 table:formula="of:=IF([.AK93]=&quot;x&quot;;&quot;x&quot;;IF([.AK93]=&quot;-&quot;;&quot;-&quot;;&quot;&quot;))" office:value-type="string" office:string-value="-" calcext:value-type="string">
            <text:p>-</text:p>
          </table:table-cell>
          <table:table-cell table:formula="of:=IF([.AL93]=&quot;x&quot;;&quot;x&quot;;IF([.AL93]=&quot;-&quot;;&quot;-&quot;;&quot;&quot;))" office:value-type="string" office:string-value="-" calcext:value-type="string">
            <text:p>-</text:p>
          </table:table-cell>
          <table:table-cell table:formula="of:=IF([.AM93]=&quot;x&quot;;&quot;x&quot;;IF([.AM93]=&quot;-&quot;;&quot;-&quot;;&quot;&quot;))" office:value-type="string" office:string-value="-" calcext:value-type="string">
            <text:p>-</text:p>
          </table:table-cell>
          <table:table-cell table:formula="of:=IF([.AN93]=&quot;x&quot;;&quot;x&quot;;IF([.AN93]=&quot;-&quot;;&quot;-&quot;;&quot;&quot;))" office:value-type="string" office:string-value="-" calcext:value-type="string">
            <text:p>-</text:p>
          </table:table-cell>
          <table:table-cell table:formula="of:=IF([.AO93]=&quot;x&quot;;&quot;x&quot;;IF([.AO9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9" calcext:value-type="float">
            <text:p>2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4]=&quot;x&quot;;&quot;x&quot;;IF([.R94]=&quot;-&quot;;&quot;-&quot;;&quot;&quot;))" office:value-type="string" office:string-value="-" calcext:value-type="string">
            <text:p>-</text:p>
          </table:table-cell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 table:formula="of:=IF([.AK94]=&quot;x&quot;;&quot;x&quot;;IF([.AK94]=&quot;-&quot;;&quot;-&quot;;&quot;&quot;))" office:value-type="string" office:string-value="-" calcext:value-type="string">
            <text:p>-</text:p>
          </table:table-cell>
          <table:table-cell table:formula="of:=IF([.AL94]=&quot;x&quot;;&quot;x&quot;;IF([.AL94]=&quot;-&quot;;&quot;-&quot;;&quot;&quot;))" office:value-type="string" office:string-value="-" calcext:value-type="string">
            <text:p>-</text:p>
          </table:table-cell>
          <table:table-cell table:formula="of:=IF([.AM94]=&quot;x&quot;;&quot;x&quot;;IF([.AM94]=&quot;-&quot;;&quot;-&quot;;&quot;&quot;))" office:value-type="string" office:string-value="-" calcext:value-type="string">
            <text:p>-</text:p>
          </table:table-cell>
          <table:table-cell table:formula="of:=IF([.AN94]=&quot;x&quot;;&quot;x&quot;;IF([.AN94]=&quot;-&quot;;&quot;-&quot;;&quot;&quot;))" office:value-type="string" office:string-value="-" calcext:value-type="string">
            <text:p>-</text:p>
          </table:table-cell>
          <table:table-cell table:formula="of:=IF([.AO94]=&quot;x&quot;;&quot;x&quot;;IF([.AO9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0" calcext:value-type="float">
            <text:p>3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5]=&quot;x&quot;;&quot;x&quot;;IF([.R95]=&quot;-&quot;;&quot;-&quot;;&quot;&quot;))" office:value-type="string" office:string-value="-" calcext:value-type="string">
            <text:p>-</text:p>
          </table:table-cell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 table:formula="of:=IF([.AK95]=&quot;x&quot;;&quot;x&quot;;IF([.AK95]=&quot;-&quot;;&quot;-&quot;;&quot;&quot;))" office:value-type="string" office:string-value="-" calcext:value-type="string">
            <text:p>-</text:p>
          </table:table-cell>
          <table:table-cell table:formula="of:=IF([.AL95]=&quot;x&quot;;&quot;x&quot;;IF([.AL95]=&quot;-&quot;;&quot;-&quot;;&quot;&quot;))" office:value-type="string" office:string-value="-" calcext:value-type="string">
            <text:p>-</text:p>
          </table:table-cell>
          <table:table-cell table:formula="of:=IF([.AM95]=&quot;x&quot;;&quot;x&quot;;IF([.AM95]=&quot;-&quot;;&quot;-&quot;;&quot;&quot;))" office:value-type="string" office:string-value="-" calcext:value-type="string">
            <text:p>-</text:p>
          </table:table-cell>
          <table:table-cell table:formula="of:=IF([.AN95]=&quot;x&quot;;&quot;x&quot;;IF([.AN95]=&quot;-&quot;;&quot;-&quot;;&quot;&quot;))" office:value-type="string" office:string-value="-" calcext:value-type="string">
            <text:p>-</text:p>
          </table:table-cell>
          <table:table-cell table:formula="of:=IF([.AO95]=&quot;x&quot;;&quot;x&quot;;IF([.AO9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1" calcext:value-type="float">
            <text:p>3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6]=&quot;x&quot;;&quot;x&quot;;IF([.R96]=&quot;-&quot;;&quot;-&quot;;&quot;&quot;))" office:value-type="string" office:string-value="-" calcext:value-type="string">
            <text:p>-</text:p>
          </table:table-cell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 table:formula="of:=IF([.AK96]=&quot;x&quot;;&quot;x&quot;;IF([.AK96]=&quot;-&quot;;&quot;-&quot;;&quot;&quot;))" office:value-type="string" office:string-value="-" calcext:value-type="string">
            <text:p>-</text:p>
          </table:table-cell>
          <table:table-cell table:formula="of:=IF([.AL96]=&quot;x&quot;;&quot;x&quot;;IF([.AL96]=&quot;-&quot;;&quot;-&quot;;&quot;&quot;))" office:value-type="string" office:string-value="-" calcext:value-type="string">
            <text:p>-</text:p>
          </table:table-cell>
          <table:table-cell table:formula="of:=IF([.AM96]=&quot;x&quot;;&quot;x&quot;;IF([.AM96]=&quot;-&quot;;&quot;-&quot;;&quot;&quot;))" office:value-type="string" office:string-value="-" calcext:value-type="string">
            <text:p>-</text:p>
          </table:table-cell>
          <table:table-cell table:formula="of:=IF([.AN96]=&quot;x&quot;;&quot;x&quot;;IF([.AN96]=&quot;-&quot;;&quot;-&quot;;&quot;&quot;))" office:value-type="string" office:string-value="-" calcext:value-type="string">
            <text:p>-</text:p>
          </table:table-cell>
          <table:table-cell table:formula="of:=IF([.AO96]=&quot;x&quot;;&quot;x&quot;;IF([.AO9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2" calcext:value-type="float">
            <text:p>3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7]=&quot;x&quot;;&quot;x&quot;;IF([.R97]=&quot;-&quot;;&quot;-&quot;;&quot;&quot;))" office:value-type="string" office:string-value="-" calcext:value-type="string">
            <text:p>-</text:p>
          </table:table-cell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 table:formula="of:=IF([.AK97]=&quot;x&quot;;&quot;x&quot;;IF([.AK97]=&quot;-&quot;;&quot;-&quot;;&quot;&quot;))" office:value-type="string" office:string-value="-" calcext:value-type="string">
            <text:p>-</text:p>
          </table:table-cell>
          <table:table-cell table:formula="of:=IF([.AL97]=&quot;x&quot;;&quot;x&quot;;IF([.AL97]=&quot;-&quot;;&quot;-&quot;;&quot;&quot;))" office:value-type="string" office:string-value="-" calcext:value-type="string">
            <text:p>-</text:p>
          </table:table-cell>
          <table:table-cell table:formula="of:=IF([.AM97]=&quot;x&quot;;&quot;x&quot;;IF([.AM97]=&quot;-&quot;;&quot;-&quot;;&quot;&quot;))" office:value-type="string" office:string-value="-" calcext:value-type="string">
            <text:p>-</text:p>
          </table:table-cell>
          <table:table-cell table:formula="of:=IF([.AN97]=&quot;x&quot;;&quot;x&quot;;IF([.AN97]=&quot;-&quot;;&quot;-&quot;;&quot;&quot;))" office:value-type="string" office:string-value="-" calcext:value-type="string">
            <text:p>-</text:p>
          </table:table-cell>
          <table:table-cell table:formula="of:=IF([.AO97]=&quot;x&quot;;&quot;x&quot;;IF([.AO9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" calcext:value-type="float">
            <text:p>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8]=&quot;x&quot;;&quot;x&quot;;IF([.R98]=&quot;-&quot;;&quot;-&quot;;&quot;&quot;))" office:value-type="string" office:string-value="-" calcext:value-type="string">
            <text:p>-</text:p>
          </table:table-cell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 table:formula="of:=IF([.AK98]=&quot;x&quot;;&quot;x&quot;;IF([.AK98]=&quot;-&quot;;&quot;-&quot;;&quot;&quot;))" office:value-type="string" office:string-value="-" calcext:value-type="string">
            <text:p>-</text:p>
          </table:table-cell>
          <table:table-cell table:formula="of:=IF([.AL98]=&quot;x&quot;;&quot;x&quot;;IF([.AL98]=&quot;-&quot;;&quot;-&quot;;&quot;&quot;))" office:value-type="string" office:string-value="-" calcext:value-type="string">
            <text:p>-</text:p>
          </table:table-cell>
          <table:table-cell table:formula="of:=IF([.AM98]=&quot;x&quot;;&quot;x&quot;;IF([.AM98]=&quot;-&quot;;&quot;-&quot;;&quot;&quot;))" office:value-type="string" office:string-value="-" calcext:value-type="string">
            <text:p>-</text:p>
          </table:table-cell>
          <table:table-cell table:formula="of:=IF([.AN98]=&quot;x&quot;;&quot;x&quot;;IF([.AN98]=&quot;-&quot;;&quot;-&quot;;&quot;&quot;))" office:value-type="string" office:string-value="-" calcext:value-type="string">
            <text:p>-</text:p>
          </table:table-cell>
          <table:table-cell table:formula="of:=IF([.AO98]=&quot;x&quot;;&quot;x&quot;;IF([.AO9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" calcext:value-type="float">
            <text:p>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9]=&quot;x&quot;;&quot;x&quot;;IF([.R99]=&quot;-&quot;;&quot;-&quot;;&quot;&quot;))" office:value-type="string" office:string-value="-" calcext:value-type="string">
            <text:p>-</text:p>
          </table:table-cell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 table:formula="of:=IF([.AK99]=&quot;x&quot;;&quot;x&quot;;IF([.AK99]=&quot;-&quot;;&quot;-&quot;;&quot;&quot;))" office:value-type="string" office:string-value="-" calcext:value-type="string">
            <text:p>-</text:p>
          </table:table-cell>
          <table:table-cell table:formula="of:=IF([.AL99]=&quot;x&quot;;&quot;x&quot;;IF([.AL99]=&quot;-&quot;;&quot;-&quot;;&quot;&quot;))" office:value-type="string" office:string-value="-" calcext:value-type="string">
            <text:p>-</text:p>
          </table:table-cell>
          <table:table-cell table:formula="of:=IF([.AM99]=&quot;x&quot;;&quot;x&quot;;IF([.AM99]=&quot;-&quot;;&quot;-&quot;;&quot;&quot;))" office:value-type="string" office:string-value="-" calcext:value-type="string">
            <text:p>-</text:p>
          </table:table-cell>
          <table:table-cell table:formula="of:=IF([.AN99]=&quot;x&quot;;&quot;x&quot;;IF([.AN99]=&quot;-&quot;;&quot;-&quot;;&quot;&quot;))" office:value-type="string" office:string-value="-" calcext:value-type="string">
            <text:p>-</text:p>
          </table:table-cell>
          <table:table-cell table:formula="of:=IF([.AO99]=&quot;x&quot;;&quot;x&quot;;IF([.AO9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" calcext:value-type="float">
            <text:p>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0]=&quot;x&quot;;&quot;x&quot;;IF([.R100]=&quot;-&quot;;&quot;-&quot;;&quot;&quot;))" office:value-type="string" office:string-value="-" calcext:value-type="string">
            <text:p>-</text:p>
          </table:table-cell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 table:formula="of:=IF([.AK100]=&quot;x&quot;;&quot;x&quot;;IF([.AK100]=&quot;-&quot;;&quot;-&quot;;&quot;&quot;))" office:value-type="string" office:string-value="-" calcext:value-type="string">
            <text:p>-</text:p>
          </table:table-cell>
          <table:table-cell table:formula="of:=IF([.AL100]=&quot;x&quot;;&quot;x&quot;;IF([.AL100]=&quot;-&quot;;&quot;-&quot;;&quot;&quot;))" office:value-type="string" office:string-value="-" calcext:value-type="string">
            <text:p>-</text:p>
          </table:table-cell>
          <table:table-cell table:formula="of:=IF([.AM100]=&quot;x&quot;;&quot;x&quot;;IF([.AM100]=&quot;-&quot;;&quot;-&quot;;&quot;&quot;))" office:value-type="string" office:string-value="-" calcext:value-type="string">
            <text:p>-</text:p>
          </table:table-cell>
          <table:table-cell table:formula="of:=IF([.AN100]=&quot;x&quot;;&quot;x&quot;;IF([.AN100]=&quot;-&quot;;&quot;-&quot;;&quot;&quot;))" office:value-type="string" office:string-value="-" calcext:value-type="string">
            <text:p>-</text:p>
          </table:table-cell>
          <table:table-cell table:formula="of:=IF([.AO100]=&quot;x&quot;;&quot;x&quot;;IF([.AO10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" calcext:value-type="float">
            <text:p>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1]=&quot;x&quot;;&quot;x&quot;;IF([.R101]=&quot;-&quot;;&quot;-&quot;;&quot;&quot;))" office:value-type="string" office:string-value="-" calcext:value-type="string">
            <text:p>-</text:p>
          </table:table-cell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 table:formula="of:=IF([.AK101]=&quot;x&quot;;&quot;x&quot;;IF([.AK101]=&quot;-&quot;;&quot;-&quot;;&quot;&quot;))" office:value-type="string" office:string-value="-" calcext:value-type="string">
            <text:p>-</text:p>
          </table:table-cell>
          <table:table-cell table:formula="of:=IF([.AL101]=&quot;x&quot;;&quot;x&quot;;IF([.AL101]=&quot;-&quot;;&quot;-&quot;;&quot;&quot;))" office:value-type="string" office:string-value="-" calcext:value-type="string">
            <text:p>-</text:p>
          </table:table-cell>
          <table:table-cell table:formula="of:=IF([.AM101]=&quot;x&quot;;&quot;x&quot;;IF([.AM101]=&quot;-&quot;;&quot;-&quot;;&quot;&quot;))" office:value-type="string" office:string-value="-" calcext:value-type="string">
            <text:p>-</text:p>
          </table:table-cell>
          <table:table-cell table:formula="of:=IF([.AN101]=&quot;x&quot;;&quot;x&quot;;IF([.AN101]=&quot;-&quot;;&quot;-&quot;;&quot;&quot;))" office:value-type="string" office:string-value="-" calcext:value-type="string">
            <text:p>-</text:p>
          </table:table-cell>
          <table:table-cell table:formula="of:=IF([.AO101]=&quot;x&quot;;&quot;x&quot;;IF([.AO10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2]=&quot;x&quot;;&quot;x&quot;;IF([.R102]=&quot;-&quot;;&quot;-&quot;;&quot;&quot;))" office:value-type="string" office:string-value="-" calcext:value-type="string">
            <text:p>-</text:p>
          </table:table-cell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 table:formula="of:=IF([.AK102]=&quot;x&quot;;&quot;x&quot;;IF([.AK102]=&quot;-&quot;;&quot;-&quot;;&quot;&quot;))" office:value-type="string" office:string-value="-" calcext:value-type="string">
            <text:p>-</text:p>
          </table:table-cell>
          <table:table-cell table:formula="of:=IF([.AL102]=&quot;x&quot;;&quot;x&quot;;IF([.AL102]=&quot;-&quot;;&quot;-&quot;;&quot;&quot;))" office:value-type="string" office:string-value="-" calcext:value-type="string">
            <text:p>-</text:p>
          </table:table-cell>
          <table:table-cell table:formula="of:=IF([.AM102]=&quot;x&quot;;&quot;x&quot;;IF([.AM102]=&quot;-&quot;;&quot;-&quot;;&quot;&quot;))" office:value-type="string" office:string-value="-" calcext:value-type="string">
            <text:p>-</text:p>
          </table:table-cell>
          <table:table-cell table:formula="of:=IF([.AN102]=&quot;x&quot;;&quot;x&quot;;IF([.AN102]=&quot;-&quot;;&quot;-&quot;;&quot;&quot;))" office:value-type="string" office:string-value="-" calcext:value-type="string">
            <text:p>-</text:p>
          </table:table-cell>
          <table:table-cell table:formula="of:=IF([.AO102]=&quot;x&quot;;&quot;x&quot;;IF([.AO10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" calcext:value-type="float">
            <text:p>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3]=&quot;x&quot;;&quot;x&quot;;IF([.R103]=&quot;-&quot;;&quot;-&quot;;&quot;&quot;))" office:value-type="string" office:string-value="-" calcext:value-type="string">
            <text:p>-</text:p>
          </table:table-cell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 table:formula="of:=IF([.AK103]=&quot;x&quot;;&quot;x&quot;;IF([.AK103]=&quot;-&quot;;&quot;-&quot;;&quot;&quot;))" office:value-type="string" office:string-value="-" calcext:value-type="string">
            <text:p>-</text:p>
          </table:table-cell>
          <table:table-cell table:formula="of:=IF([.AL103]=&quot;x&quot;;&quot;x&quot;;IF([.AL103]=&quot;-&quot;;&quot;-&quot;;&quot;&quot;))" office:value-type="string" office:string-value="-" calcext:value-type="string">
            <text:p>-</text:p>
          </table:table-cell>
          <table:table-cell table:formula="of:=IF([.AM103]=&quot;x&quot;;&quot;x&quot;;IF([.AM103]=&quot;-&quot;;&quot;-&quot;;&quot;&quot;))" office:value-type="string" office:string-value="-" calcext:value-type="string">
            <text:p>-</text:p>
          </table:table-cell>
          <table:table-cell table:formula="of:=IF([.AN103]=&quot;x&quot;;&quot;x&quot;;IF([.AN103]=&quot;-&quot;;&quot;-&quot;;&quot;&quot;))" office:value-type="string" office:string-value="-" calcext:value-type="string">
            <text:p>-</text:p>
          </table:table-cell>
          <table:table-cell table:formula="of:=IF([.AO103]=&quot;x&quot;;&quot;x&quot;;IF([.AO10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4]=&quot;x&quot;;&quot;x&quot;;IF([.R104]=&quot;-&quot;;&quot;-&quot;;&quot;&quot;))" office:value-type="string" office:string-value="-" calcext:value-type="string">
            <text:p>-</text:p>
          </table:table-cell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 table:formula="of:=IF([.AK104]=&quot;x&quot;;&quot;x&quot;;IF([.AK104]=&quot;-&quot;;&quot;-&quot;;&quot;&quot;))" office:value-type="string" office:string-value="-" calcext:value-type="string">
            <text:p>-</text:p>
          </table:table-cell>
          <table:table-cell table:formula="of:=IF([.AL104]=&quot;x&quot;;&quot;x&quot;;IF([.AL104]=&quot;-&quot;;&quot;-&quot;;&quot;&quot;))" office:value-type="string" office:string-value="-" calcext:value-type="string">
            <text:p>-</text:p>
          </table:table-cell>
          <table:table-cell table:formula="of:=IF([.AM104]=&quot;x&quot;;&quot;x&quot;;IF([.AM104]=&quot;-&quot;;&quot;-&quot;;&quot;&quot;))" office:value-type="string" office:string-value="-" calcext:value-type="string">
            <text:p>-</text:p>
          </table:table-cell>
          <table:table-cell table:formula="of:=IF([.AN104]=&quot;x&quot;;&quot;x&quot;;IF([.AN104]=&quot;-&quot;;&quot;-&quot;;&quot;&quot;))" office:value-type="string" office:string-value="-" calcext:value-type="string">
            <text:p>-</text:p>
          </table:table-cell>
          <table:table-cell table:formula="of:=IF([.AO104]=&quot;x&quot;;&quot;x&quot;;IF([.AO10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8" calcext:value-type="float">
            <text:p>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5]=&quot;x&quot;;&quot;x&quot;;IF([.R105]=&quot;-&quot;;&quot;-&quot;;&quot;&quot;))" office:value-type="string" office:string-value="-" calcext:value-type="string">
            <text:p>-</text:p>
          </table:table-cell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 table:formula="of:=IF([.AK105]=&quot;x&quot;;&quot;x&quot;;IF([.AK105]=&quot;-&quot;;&quot;-&quot;;&quot;&quot;))" office:value-type="string" office:string-value="-" calcext:value-type="string">
            <text:p>-</text:p>
          </table:table-cell>
          <table:table-cell table:formula="of:=IF([.AL105]=&quot;x&quot;;&quot;x&quot;;IF([.AL105]=&quot;-&quot;;&quot;-&quot;;&quot;&quot;))" office:value-type="string" office:string-value="-" calcext:value-type="string">
            <text:p>-</text:p>
          </table:table-cell>
          <table:table-cell table:formula="of:=IF([.AM105]=&quot;x&quot;;&quot;x&quot;;IF([.AM105]=&quot;-&quot;;&quot;-&quot;;&quot;&quot;))" office:value-type="string" office:string-value="-" calcext:value-type="string">
            <text:p>-</text:p>
          </table:table-cell>
          <table:table-cell table:formula="of:=IF([.AN105]=&quot;x&quot;;&quot;x&quot;;IF([.AN105]=&quot;-&quot;;&quot;-&quot;;&quot;&quot;))" office:value-type="string" office:string-value="-" calcext:value-type="string">
            <text:p>-</text:p>
          </table:table-cell>
          <table:table-cell table:formula="of:=IF([.AO105]=&quot;x&quot;;&quot;x&quot;;IF([.AO10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9" calcext:value-type="float">
            <text:p>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6]=&quot;x&quot;;&quot;x&quot;;IF([.R106]=&quot;-&quot;;&quot;-&quot;;&quot;&quot;))" office:value-type="string" office:string-value="-" calcext:value-type="string">
            <text:p>-</text:p>
          </table:table-cell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 table:formula="of:=IF([.AK106]=&quot;x&quot;;&quot;x&quot;;IF([.AK106]=&quot;-&quot;;&quot;-&quot;;&quot;&quot;))" office:value-type="string" office:string-value="-" calcext:value-type="string">
            <text:p>-</text:p>
          </table:table-cell>
          <table:table-cell table:formula="of:=IF([.AL106]=&quot;x&quot;;&quot;x&quot;;IF([.AL106]=&quot;-&quot;;&quot;-&quot;;&quot;&quot;))" office:value-type="string" office:string-value="-" calcext:value-type="string">
            <text:p>-</text:p>
          </table:table-cell>
          <table:table-cell table:formula="of:=IF([.AM106]=&quot;x&quot;;&quot;x&quot;;IF([.AM106]=&quot;-&quot;;&quot;-&quot;;&quot;&quot;))" office:value-type="string" office:string-value="-" calcext:value-type="string">
            <text:p>-</text:p>
          </table:table-cell>
          <table:table-cell table:formula="of:=IF([.AN106]=&quot;x&quot;;&quot;x&quot;;IF([.AN106]=&quot;-&quot;;&quot;-&quot;;&quot;&quot;))" office:value-type="string" office:string-value="-" calcext:value-type="string">
            <text:p>-</text:p>
          </table:table-cell>
          <table:table-cell table:formula="of:=IF([.AO106]=&quot;x&quot;;&quot;x&quot;;IF([.AO10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0" calcext:value-type="float">
            <text:p>1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7]=&quot;x&quot;;&quot;x&quot;;IF([.R107]=&quot;-&quot;;&quot;-&quot;;&quot;&quot;))" office:value-type="string" office:string-value="-" calcext:value-type="string">
            <text:p>-</text:p>
          </table:table-cell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 table:formula="of:=IF([.AK107]=&quot;x&quot;;&quot;x&quot;;IF([.AK107]=&quot;-&quot;;&quot;-&quot;;&quot;&quot;))" office:value-type="string" office:string-value="-" calcext:value-type="string">
            <text:p>-</text:p>
          </table:table-cell>
          <table:table-cell table:formula="of:=IF([.AL107]=&quot;x&quot;;&quot;x&quot;;IF([.AL107]=&quot;-&quot;;&quot;-&quot;;&quot;&quot;))" office:value-type="string" office:string-value="-" calcext:value-type="string">
            <text:p>-</text:p>
          </table:table-cell>
          <table:table-cell table:formula="of:=IF([.AM107]=&quot;x&quot;;&quot;x&quot;;IF([.AM107]=&quot;-&quot;;&quot;-&quot;;&quot;&quot;))" office:value-type="string" office:string-value="-" calcext:value-type="string">
            <text:p>-</text:p>
          </table:table-cell>
          <table:table-cell table:formula="of:=IF([.AN107]=&quot;x&quot;;&quot;x&quot;;IF([.AN107]=&quot;-&quot;;&quot;-&quot;;&quot;&quot;))" office:value-type="string" office:string-value="-" calcext:value-type="string">
            <text:p>-</text:p>
          </table:table-cell>
          <table:table-cell table:formula="of:=IF([.AO107]=&quot;x&quot;;&quot;x&quot;;IF([.AO10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1" calcext:value-type="float">
            <text:p>1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8]=&quot;x&quot;;&quot;x&quot;;IF([.R108]=&quot;-&quot;;&quot;-&quot;;&quot;&quot;))" office:value-type="string" office:string-value="-" calcext:value-type="string">
            <text:p>-</text:p>
          </table:table-cell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 table:formula="of:=IF([.AK108]=&quot;x&quot;;&quot;x&quot;;IF([.AK108]=&quot;-&quot;;&quot;-&quot;;&quot;&quot;))" office:value-type="string" office:string-value="-" calcext:value-type="string">
            <text:p>-</text:p>
          </table:table-cell>
          <table:table-cell table:formula="of:=IF([.AL108]=&quot;x&quot;;&quot;x&quot;;IF([.AL108]=&quot;-&quot;;&quot;-&quot;;&quot;&quot;))" office:value-type="string" office:string-value="-" calcext:value-type="string">
            <text:p>-</text:p>
          </table:table-cell>
          <table:table-cell table:formula="of:=IF([.AM108]=&quot;x&quot;;&quot;x&quot;;IF([.AM108]=&quot;-&quot;;&quot;-&quot;;&quot;&quot;))" office:value-type="string" office:string-value="-" calcext:value-type="string">
            <text:p>-</text:p>
          </table:table-cell>
          <table:table-cell table:formula="of:=IF([.AN108]=&quot;x&quot;;&quot;x&quot;;IF([.AN108]=&quot;-&quot;;&quot;-&quot;;&quot;&quot;))" office:value-type="string" office:string-value="-" calcext:value-type="string">
            <text:p>-</text:p>
          </table:table-cell>
          <table:table-cell table:formula="of:=IF([.AO108]=&quot;x&quot;;&quot;x&quot;;IF([.AO10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2" calcext:value-type="float">
            <text:p>1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9]=&quot;x&quot;;&quot;x&quot;;IF([.R109]=&quot;-&quot;;&quot;-&quot;;&quot;&quot;))" office:value-type="string" office:string-value="-" calcext:value-type="string">
            <text:p>-</text:p>
          </table:table-cell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 table:formula="of:=IF([.AK109]=&quot;x&quot;;&quot;x&quot;;IF([.AK109]=&quot;-&quot;;&quot;-&quot;;&quot;&quot;))" office:value-type="string" office:string-value="-" calcext:value-type="string">
            <text:p>-</text:p>
          </table:table-cell>
          <table:table-cell table:formula="of:=IF([.AL109]=&quot;x&quot;;&quot;x&quot;;IF([.AL109]=&quot;-&quot;;&quot;-&quot;;&quot;&quot;))" office:value-type="string" office:string-value="-" calcext:value-type="string">
            <text:p>-</text:p>
          </table:table-cell>
          <table:table-cell table:formula="of:=IF([.AM109]=&quot;x&quot;;&quot;x&quot;;IF([.AM109]=&quot;-&quot;;&quot;-&quot;;&quot;&quot;))" office:value-type="string" office:string-value="-" calcext:value-type="string">
            <text:p>-</text:p>
          </table:table-cell>
          <table:table-cell table:formula="of:=IF([.AN109]=&quot;x&quot;;&quot;x&quot;;IF([.AN109]=&quot;-&quot;;&quot;-&quot;;&quot;&quot;))" office:value-type="string" office:string-value="-" calcext:value-type="string">
            <text:p>-</text:p>
          </table:table-cell>
          <table:table-cell table:formula="of:=IF([.AO109]=&quot;x&quot;;&quot;x&quot;;IF([.AO10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3" calcext:value-type="float">
            <text:p>1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0]=&quot;x&quot;;&quot;x&quot;;IF([.R110]=&quot;-&quot;;&quot;-&quot;;&quot;&quot;))" office:value-type="string" office:string-value="-" calcext:value-type="string">
            <text:p>-</text:p>
          </table:table-cell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 table:formula="of:=IF([.AK110]=&quot;x&quot;;&quot;x&quot;;IF([.AK110]=&quot;-&quot;;&quot;-&quot;;&quot;&quot;))" office:value-type="string" office:string-value="-" calcext:value-type="string">
            <text:p>-</text:p>
          </table:table-cell>
          <table:table-cell table:formula="of:=IF([.AL110]=&quot;x&quot;;&quot;x&quot;;IF([.AL110]=&quot;-&quot;;&quot;-&quot;;&quot;&quot;))" office:value-type="string" office:string-value="-" calcext:value-type="string">
            <text:p>-</text:p>
          </table:table-cell>
          <table:table-cell table:formula="of:=IF([.AM110]=&quot;x&quot;;&quot;x&quot;;IF([.AM110]=&quot;-&quot;;&quot;-&quot;;&quot;&quot;))" office:value-type="string" office:string-value="-" calcext:value-type="string">
            <text:p>-</text:p>
          </table:table-cell>
          <table:table-cell table:formula="of:=IF([.AN110]=&quot;x&quot;;&quot;x&quot;;IF([.AN110]=&quot;-&quot;;&quot;-&quot;;&quot;&quot;))" office:value-type="string" office:string-value="-" calcext:value-type="string">
            <text:p>-</text:p>
          </table:table-cell>
          <table:table-cell table:formula="of:=IF([.AO110]=&quot;x&quot;;&quot;x&quot;;IF([.AO11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4" calcext:value-type="float">
            <text:p>1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1]=&quot;x&quot;;&quot;x&quot;;IF([.R111]=&quot;-&quot;;&quot;-&quot;;&quot;&quot;))" office:value-type="string" office:string-value="-" calcext:value-type="string">
            <text:p>-</text:p>
          </table:table-cell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 table:formula="of:=IF([.AK111]=&quot;x&quot;;&quot;x&quot;;IF([.AK111]=&quot;-&quot;;&quot;-&quot;;&quot;&quot;))" office:value-type="string" office:string-value="-" calcext:value-type="string">
            <text:p>-</text:p>
          </table:table-cell>
          <table:table-cell table:formula="of:=IF([.AL111]=&quot;x&quot;;&quot;x&quot;;IF([.AL111]=&quot;-&quot;;&quot;-&quot;;&quot;&quot;))" office:value-type="string" office:string-value="-" calcext:value-type="string">
            <text:p>-</text:p>
          </table:table-cell>
          <table:table-cell table:formula="of:=IF([.AM111]=&quot;x&quot;;&quot;x&quot;;IF([.AM111]=&quot;-&quot;;&quot;-&quot;;&quot;&quot;))" office:value-type="string" office:string-value="-" calcext:value-type="string">
            <text:p>-</text:p>
          </table:table-cell>
          <table:table-cell table:formula="of:=IF([.AN111]=&quot;x&quot;;&quot;x&quot;;IF([.AN111]=&quot;-&quot;;&quot;-&quot;;&quot;&quot;))" office:value-type="string" office:string-value="-" calcext:value-type="string">
            <text:p>-</text:p>
          </table:table-cell>
          <table:table-cell table:formula="of:=IF([.AO111]=&quot;x&quot;;&quot;x&quot;;IF([.AO11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5" calcext:value-type="float">
            <text:p>1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2]=&quot;x&quot;;&quot;x&quot;;IF([.R112]=&quot;-&quot;;&quot;-&quot;;&quot;&quot;))" office:value-type="string" office:string-value="-" calcext:value-type="string">
            <text:p>-</text:p>
          </table:table-cell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 table:formula="of:=IF([.AK112]=&quot;x&quot;;&quot;x&quot;;IF([.AK112]=&quot;-&quot;;&quot;-&quot;;&quot;&quot;))" office:value-type="string" office:string-value="-" calcext:value-type="string">
            <text:p>-</text:p>
          </table:table-cell>
          <table:table-cell table:formula="of:=IF([.AL112]=&quot;x&quot;;&quot;x&quot;;IF([.AL112]=&quot;-&quot;;&quot;-&quot;;&quot;&quot;))" office:value-type="string" office:string-value="-" calcext:value-type="string">
            <text:p>-</text:p>
          </table:table-cell>
          <table:table-cell table:formula="of:=IF([.AM112]=&quot;x&quot;;&quot;x&quot;;IF([.AM112]=&quot;-&quot;;&quot;-&quot;;&quot;&quot;))" office:value-type="string" office:string-value="-" calcext:value-type="string">
            <text:p>-</text:p>
          </table:table-cell>
          <table:table-cell table:formula="of:=IF([.AN112]=&quot;x&quot;;&quot;x&quot;;IF([.AN112]=&quot;-&quot;;&quot;-&quot;;&quot;&quot;))" office:value-type="string" office:string-value="-" calcext:value-type="string">
            <text:p>-</text:p>
          </table:table-cell>
          <table:table-cell table:formula="of:=IF([.AO112]=&quot;x&quot;;&quot;x&quot;;IF([.AO11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6" calcext:value-type="float">
            <text:p>1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3]=&quot;x&quot;;&quot;x&quot;;IF([.R113]=&quot;-&quot;;&quot;-&quot;;&quot;&quot;))" office:value-type="string" office:string-value="-" calcext:value-type="string">
            <text:p>-</text:p>
          </table:table-cell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 table:formula="of:=IF([.AK113]=&quot;x&quot;;&quot;x&quot;;IF([.AK113]=&quot;-&quot;;&quot;-&quot;;&quot;&quot;))" office:value-type="string" office:string-value="-" calcext:value-type="string">
            <text:p>-</text:p>
          </table:table-cell>
          <table:table-cell table:formula="of:=IF([.AL113]=&quot;x&quot;;&quot;x&quot;;IF([.AL113]=&quot;-&quot;;&quot;-&quot;;&quot;&quot;))" office:value-type="string" office:string-value="-" calcext:value-type="string">
            <text:p>-</text:p>
          </table:table-cell>
          <table:table-cell table:formula="of:=IF([.AM113]=&quot;x&quot;;&quot;x&quot;;IF([.AM113]=&quot;-&quot;;&quot;-&quot;;&quot;&quot;))" office:value-type="string" office:string-value="-" calcext:value-type="string">
            <text:p>-</text:p>
          </table:table-cell>
          <table:table-cell table:formula="of:=IF([.AN113]=&quot;x&quot;;&quot;x&quot;;IF([.AN113]=&quot;-&quot;;&quot;-&quot;;&quot;&quot;))" office:value-type="string" office:string-value="-" calcext:value-type="string">
            <text:p>-</text:p>
          </table:table-cell>
          <table:table-cell table:formula="of:=IF([.AO113]=&quot;x&quot;;&quot;x&quot;;IF([.AO11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7" calcext:value-type="float">
            <text:p>1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4]=&quot;x&quot;;&quot;x&quot;;IF([.R114]=&quot;-&quot;;&quot;-&quot;;&quot;&quot;))" office:value-type="string" office:string-value="-" calcext:value-type="string">
            <text:p>-</text:p>
          </table:table-cell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 table:formula="of:=IF([.AK114]=&quot;x&quot;;&quot;x&quot;;IF([.AK114]=&quot;-&quot;;&quot;-&quot;;&quot;&quot;))" office:value-type="string" office:string-value="-" calcext:value-type="string">
            <text:p>-</text:p>
          </table:table-cell>
          <table:table-cell table:formula="of:=IF([.AL114]=&quot;x&quot;;&quot;x&quot;;IF([.AL114]=&quot;-&quot;;&quot;-&quot;;&quot;&quot;))" office:value-type="string" office:string-value="-" calcext:value-type="string">
            <text:p>-</text:p>
          </table:table-cell>
          <table:table-cell table:formula="of:=IF([.AM114]=&quot;x&quot;;&quot;x&quot;;IF([.AM114]=&quot;-&quot;;&quot;-&quot;;&quot;&quot;))" office:value-type="string" office:string-value="-" calcext:value-type="string">
            <text:p>-</text:p>
          </table:table-cell>
          <table:table-cell table:formula="of:=IF([.AN114]=&quot;x&quot;;&quot;x&quot;;IF([.AN114]=&quot;-&quot;;&quot;-&quot;;&quot;&quot;))" office:value-type="string" office:string-value="-" calcext:value-type="string">
            <text:p>-</text:p>
          </table:table-cell>
          <table:table-cell table:formula="of:=IF([.AO114]=&quot;x&quot;;&quot;x&quot;;IF([.AO11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8" calcext:value-type="float">
            <text:p>1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5]=&quot;x&quot;;&quot;x&quot;;IF([.R115]=&quot;-&quot;;&quot;-&quot;;&quot;&quot;))" office:value-type="string" office:string-value="-" calcext:value-type="string">
            <text:p>-</text:p>
          </table:table-cell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 table:formula="of:=IF([.AK115]=&quot;x&quot;;&quot;x&quot;;IF([.AK115]=&quot;-&quot;;&quot;-&quot;;&quot;&quot;))" office:value-type="string" office:string-value="-" calcext:value-type="string">
            <text:p>-</text:p>
          </table:table-cell>
          <table:table-cell table:formula="of:=IF([.AL115]=&quot;x&quot;;&quot;x&quot;;IF([.AL115]=&quot;-&quot;;&quot;-&quot;;&quot;&quot;))" office:value-type="string" office:string-value="-" calcext:value-type="string">
            <text:p>-</text:p>
          </table:table-cell>
          <table:table-cell table:formula="of:=IF([.AM115]=&quot;x&quot;;&quot;x&quot;;IF([.AM115]=&quot;-&quot;;&quot;-&quot;;&quot;&quot;))" office:value-type="string" office:string-value="-" calcext:value-type="string">
            <text:p>-</text:p>
          </table:table-cell>
          <table:table-cell table:formula="of:=IF([.AN115]=&quot;x&quot;;&quot;x&quot;;IF([.AN115]=&quot;-&quot;;&quot;-&quot;;&quot;&quot;))" office:value-type="string" office:string-value="-" calcext:value-type="string">
            <text:p>-</text:p>
          </table:table-cell>
          <table:table-cell table:formula="of:=IF([.AO115]=&quot;x&quot;;&quot;x&quot;;IF([.AO11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9" calcext:value-type="float">
            <text:p>1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6]=&quot;x&quot;;&quot;x&quot;;IF([.R116]=&quot;-&quot;;&quot;-&quot;;&quot;&quot;))" office:value-type="string" office:string-value="-" calcext:value-type="string">
            <text:p>-</text:p>
          </table:table-cell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 table:formula="of:=IF([.AK116]=&quot;x&quot;;&quot;x&quot;;IF([.AK116]=&quot;-&quot;;&quot;-&quot;;&quot;&quot;))" office:value-type="string" office:string-value="-" calcext:value-type="string">
            <text:p>-</text:p>
          </table:table-cell>
          <table:table-cell table:formula="of:=IF([.AL116]=&quot;x&quot;;&quot;x&quot;;IF([.AL116]=&quot;-&quot;;&quot;-&quot;;&quot;&quot;))" office:value-type="string" office:string-value="-" calcext:value-type="string">
            <text:p>-</text:p>
          </table:table-cell>
          <table:table-cell table:formula="of:=IF([.AM116]=&quot;x&quot;;&quot;x&quot;;IF([.AM116]=&quot;-&quot;;&quot;-&quot;;&quot;&quot;))" office:value-type="string" office:string-value="-" calcext:value-type="string">
            <text:p>-</text:p>
          </table:table-cell>
          <table:table-cell table:formula="of:=IF([.AN116]=&quot;x&quot;;&quot;x&quot;;IF([.AN116]=&quot;-&quot;;&quot;-&quot;;&quot;&quot;))" office:value-type="string" office:string-value="-" calcext:value-type="string">
            <text:p>-</text:p>
          </table:table-cell>
          <table:table-cell table:formula="of:=IF([.AO116]=&quot;x&quot;;&quot;x&quot;;IF([.AO11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0" calcext:value-type="float">
            <text:p>2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7]=&quot;x&quot;;&quot;x&quot;;IF([.R117]=&quot;-&quot;;&quot;-&quot;;&quot;&quot;))" office:value-type="string" office:string-value="-" calcext:value-type="string">
            <text:p>-</text:p>
          </table:table-cell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 table:formula="of:=IF([.AK117]=&quot;x&quot;;&quot;x&quot;;IF([.AK117]=&quot;-&quot;;&quot;-&quot;;&quot;&quot;))" office:value-type="string" office:string-value="-" calcext:value-type="string">
            <text:p>-</text:p>
          </table:table-cell>
          <table:table-cell table:formula="of:=IF([.AL117]=&quot;x&quot;;&quot;x&quot;;IF([.AL117]=&quot;-&quot;;&quot;-&quot;;&quot;&quot;))" office:value-type="string" office:string-value="-" calcext:value-type="string">
            <text:p>-</text:p>
          </table:table-cell>
          <table:table-cell table:formula="of:=IF([.AM117]=&quot;x&quot;;&quot;x&quot;;IF([.AM117]=&quot;-&quot;;&quot;-&quot;;&quot;&quot;))" office:value-type="string" office:string-value="-" calcext:value-type="string">
            <text:p>-</text:p>
          </table:table-cell>
          <table:table-cell table:formula="of:=IF([.AN117]=&quot;x&quot;;&quot;x&quot;;IF([.AN117]=&quot;-&quot;;&quot;-&quot;;&quot;&quot;))" office:value-type="string" office:string-value="-" calcext:value-type="string">
            <text:p>-</text:p>
          </table:table-cell>
          <table:table-cell table:formula="of:=IF([.AO117]=&quot;x&quot;;&quot;x&quot;;IF([.AO11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1" calcext:value-type="float">
            <text:p>2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8]=&quot;x&quot;;&quot;x&quot;;IF([.R118]=&quot;-&quot;;&quot;-&quot;;&quot;&quot;))" office:value-type="string" office:string-value="-" calcext:value-type="string">
            <text:p>-</text:p>
          </table:table-cell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 table:formula="of:=IF([.AK118]=&quot;x&quot;;&quot;x&quot;;IF([.AK118]=&quot;-&quot;;&quot;-&quot;;&quot;&quot;))" office:value-type="string" office:string-value="-" calcext:value-type="string">
            <text:p>-</text:p>
          </table:table-cell>
          <table:table-cell table:formula="of:=IF([.AL118]=&quot;x&quot;;&quot;x&quot;;IF([.AL118]=&quot;-&quot;;&quot;-&quot;;&quot;&quot;))" office:value-type="string" office:string-value="-" calcext:value-type="string">
            <text:p>-</text:p>
          </table:table-cell>
          <table:table-cell table:formula="of:=IF([.AM118]=&quot;x&quot;;&quot;x&quot;;IF([.AM118]=&quot;-&quot;;&quot;-&quot;;&quot;&quot;))" office:value-type="string" office:string-value="-" calcext:value-type="string">
            <text:p>-</text:p>
          </table:table-cell>
          <table:table-cell table:formula="of:=IF([.AN118]=&quot;x&quot;;&quot;x&quot;;IF([.AN118]=&quot;-&quot;;&quot;-&quot;;&quot;&quot;))" office:value-type="string" office:string-value="-" calcext:value-type="string">
            <text:p>-</text:p>
          </table:table-cell>
          <table:table-cell table:formula="of:=IF([.AO118]=&quot;x&quot;;&quot;x&quot;;IF([.AO11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2" calcext:value-type="float">
            <text:p>2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9]=&quot;x&quot;;&quot;x&quot;;IF([.R119]=&quot;-&quot;;&quot;-&quot;;&quot;&quot;))" office:value-type="string" office:string-value="-" calcext:value-type="string">
            <text:p>-</text:p>
          </table:table-cell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 table:formula="of:=IF([.AK119]=&quot;x&quot;;&quot;x&quot;;IF([.AK119]=&quot;-&quot;;&quot;-&quot;;&quot;&quot;))" office:value-type="string" office:string-value="-" calcext:value-type="string">
            <text:p>-</text:p>
          </table:table-cell>
          <table:table-cell table:formula="of:=IF([.AL119]=&quot;x&quot;;&quot;x&quot;;IF([.AL119]=&quot;-&quot;;&quot;-&quot;;&quot;&quot;))" office:value-type="string" office:string-value="-" calcext:value-type="string">
            <text:p>-</text:p>
          </table:table-cell>
          <table:table-cell table:formula="of:=IF([.AM119]=&quot;x&quot;;&quot;x&quot;;IF([.AM119]=&quot;-&quot;;&quot;-&quot;;&quot;&quot;))" office:value-type="string" office:string-value="-" calcext:value-type="string">
            <text:p>-</text:p>
          </table:table-cell>
          <table:table-cell table:formula="of:=IF([.AN119]=&quot;x&quot;;&quot;x&quot;;IF([.AN119]=&quot;-&quot;;&quot;-&quot;;&quot;&quot;))" office:value-type="string" office:string-value="-" calcext:value-type="string">
            <text:p>-</text:p>
          </table:table-cell>
          <table:table-cell table:formula="of:=IF([.AO119]=&quot;x&quot;;&quot;x&quot;;IF([.AO11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3" calcext:value-type="float">
            <text:p>2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0]=&quot;x&quot;;&quot;x&quot;;IF([.R120]=&quot;-&quot;;&quot;-&quot;;&quot;&quot;))" office:value-type="string" office:string-value="-" calcext:value-type="string">
            <text:p>-</text:p>
          </table:table-cell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 table:formula="of:=IF([.AK120]=&quot;x&quot;;&quot;x&quot;;IF([.AK120]=&quot;-&quot;;&quot;-&quot;;&quot;&quot;))" office:value-type="string" office:string-value="-" calcext:value-type="string">
            <text:p>-</text:p>
          </table:table-cell>
          <table:table-cell table:formula="of:=IF([.AL120]=&quot;x&quot;;&quot;x&quot;;IF([.AL120]=&quot;-&quot;;&quot;-&quot;;&quot;&quot;))" office:value-type="string" office:string-value="-" calcext:value-type="string">
            <text:p>-</text:p>
          </table:table-cell>
          <table:table-cell table:formula="of:=IF([.AM120]=&quot;x&quot;;&quot;x&quot;;IF([.AM120]=&quot;-&quot;;&quot;-&quot;;&quot;&quot;))" office:value-type="string" office:string-value="-" calcext:value-type="string">
            <text:p>-</text:p>
          </table:table-cell>
          <table:table-cell table:formula="of:=IF([.AN120]=&quot;x&quot;;&quot;x&quot;;IF([.AN120]=&quot;-&quot;;&quot;-&quot;;&quot;&quot;))" office:value-type="string" office:string-value="-" calcext:value-type="string">
            <text:p>-</text:p>
          </table:table-cell>
          <table:table-cell table:formula="of:=IF([.AO120]=&quot;x&quot;;&quot;x&quot;;IF([.AO12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4" calcext:value-type="float">
            <text:p>2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1]=&quot;x&quot;;&quot;x&quot;;IF([.R121]=&quot;-&quot;;&quot;-&quot;;&quot;&quot;))" office:value-type="string" office:string-value="-" calcext:value-type="string">
            <text:p>-</text:p>
          </table:table-cell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 table:formula="of:=IF([.AK121]=&quot;x&quot;;&quot;x&quot;;IF([.AK121]=&quot;-&quot;;&quot;-&quot;;&quot;&quot;))" office:value-type="string" office:string-value="-" calcext:value-type="string">
            <text:p>-</text:p>
          </table:table-cell>
          <table:table-cell table:formula="of:=IF([.AL121]=&quot;x&quot;;&quot;x&quot;;IF([.AL121]=&quot;-&quot;;&quot;-&quot;;&quot;&quot;))" office:value-type="string" office:string-value="-" calcext:value-type="string">
            <text:p>-</text:p>
          </table:table-cell>
          <table:table-cell table:formula="of:=IF([.AM121]=&quot;x&quot;;&quot;x&quot;;IF([.AM121]=&quot;-&quot;;&quot;-&quot;;&quot;&quot;))" office:value-type="string" office:string-value="-" calcext:value-type="string">
            <text:p>-</text:p>
          </table:table-cell>
          <table:table-cell table:formula="of:=IF([.AN121]=&quot;x&quot;;&quot;x&quot;;IF([.AN121]=&quot;-&quot;;&quot;-&quot;;&quot;&quot;))" office:value-type="string" office:string-value="-" calcext:value-type="string">
            <text:p>-</text:p>
          </table:table-cell>
          <table:table-cell table:formula="of:=IF([.AO121]=&quot;x&quot;;&quot;x&quot;;IF([.AO12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5" calcext:value-type="float">
            <text:p>2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2]=&quot;x&quot;;&quot;x&quot;;IF([.R122]=&quot;-&quot;;&quot;-&quot;;&quot;&quot;))" office:value-type="string" office:string-value="-" calcext:value-type="string">
            <text:p>-</text:p>
          </table:table-cell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 table:formula="of:=IF([.AK122]=&quot;x&quot;;&quot;x&quot;;IF([.AK122]=&quot;-&quot;;&quot;-&quot;;&quot;&quot;))" office:value-type="string" office:string-value="-" calcext:value-type="string">
            <text:p>-</text:p>
          </table:table-cell>
          <table:table-cell table:formula="of:=IF([.AL122]=&quot;x&quot;;&quot;x&quot;;IF([.AL122]=&quot;-&quot;;&quot;-&quot;;&quot;&quot;))" office:value-type="string" office:string-value="-" calcext:value-type="string">
            <text:p>-</text:p>
          </table:table-cell>
          <table:table-cell table:formula="of:=IF([.AM122]=&quot;x&quot;;&quot;x&quot;;IF([.AM122]=&quot;-&quot;;&quot;-&quot;;&quot;&quot;))" office:value-type="string" office:string-value="-" calcext:value-type="string">
            <text:p>-</text:p>
          </table:table-cell>
          <table:table-cell table:formula="of:=IF([.AN122]=&quot;x&quot;;&quot;x&quot;;IF([.AN122]=&quot;-&quot;;&quot;-&quot;;&quot;&quot;))" office:value-type="string" office:string-value="-" calcext:value-type="string">
            <text:p>-</text:p>
          </table:table-cell>
          <table:table-cell table:formula="of:=IF([.AO122]=&quot;x&quot;;&quot;x&quot;;IF([.AO12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6" calcext:value-type="float">
            <text:p>2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3]=&quot;x&quot;;&quot;x&quot;;IF([.R123]=&quot;-&quot;;&quot;-&quot;;&quot;&quot;))" office:value-type="string" office:string-value="-" calcext:value-type="string">
            <text:p>-</text:p>
          </table:table-cell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 table:formula="of:=IF([.AK123]=&quot;x&quot;;&quot;x&quot;;IF([.AK123]=&quot;-&quot;;&quot;-&quot;;&quot;&quot;))" office:value-type="string" office:string-value="-" calcext:value-type="string">
            <text:p>-</text:p>
          </table:table-cell>
          <table:table-cell table:formula="of:=IF([.AL123]=&quot;x&quot;;&quot;x&quot;;IF([.AL123]=&quot;-&quot;;&quot;-&quot;;&quot;&quot;))" office:value-type="string" office:string-value="-" calcext:value-type="string">
            <text:p>-</text:p>
          </table:table-cell>
          <table:table-cell table:formula="of:=IF([.AM123]=&quot;x&quot;;&quot;x&quot;;IF([.AM123]=&quot;-&quot;;&quot;-&quot;;&quot;&quot;))" office:value-type="string" office:string-value="-" calcext:value-type="string">
            <text:p>-</text:p>
          </table:table-cell>
          <table:table-cell table:formula="of:=IF([.AN123]=&quot;x&quot;;&quot;x&quot;;IF([.AN123]=&quot;-&quot;;&quot;-&quot;;&quot;&quot;))" office:value-type="string" office:string-value="-" calcext:value-type="string">
            <text:p>-</text:p>
          </table:table-cell>
          <table:table-cell table:formula="of:=IF([.AO123]=&quot;x&quot;;&quot;x&quot;;IF([.AO12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7" calcext:value-type="float">
            <text:p>2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4]=&quot;x&quot;;&quot;x&quot;;IF([.R124]=&quot;-&quot;;&quot;-&quot;;&quot;&quot;))" office:value-type="string" office:string-value="-" calcext:value-type="string">
            <text:p>-</text:p>
          </table:table-cell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 table:formula="of:=IF([.AK124]=&quot;x&quot;;&quot;x&quot;;IF([.AK124]=&quot;-&quot;;&quot;-&quot;;&quot;&quot;))" office:value-type="string" office:string-value="-" calcext:value-type="string">
            <text:p>-</text:p>
          </table:table-cell>
          <table:table-cell table:formula="of:=IF([.AL124]=&quot;x&quot;;&quot;x&quot;;IF([.AL124]=&quot;-&quot;;&quot;-&quot;;&quot;&quot;))" office:value-type="string" office:string-value="-" calcext:value-type="string">
            <text:p>-</text:p>
          </table:table-cell>
          <table:table-cell table:formula="of:=IF([.AM124]=&quot;x&quot;;&quot;x&quot;;IF([.AM124]=&quot;-&quot;;&quot;-&quot;;&quot;&quot;))" office:value-type="string" office:string-value="-" calcext:value-type="string">
            <text:p>-</text:p>
          </table:table-cell>
          <table:table-cell table:formula="of:=IF([.AN124]=&quot;x&quot;;&quot;x&quot;;IF([.AN124]=&quot;-&quot;;&quot;-&quot;;&quot;&quot;))" office:value-type="string" office:string-value="-" calcext:value-type="string">
            <text:p>-</text:p>
          </table:table-cell>
          <table:table-cell table:formula="of:=IF([.AO124]=&quot;x&quot;;&quot;x&quot;;IF([.AO12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8" calcext:value-type="float">
            <text:p>2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5]=&quot;x&quot;;&quot;x&quot;;IF([.R125]=&quot;-&quot;;&quot;-&quot;;&quot;&quot;))" office:value-type="string" office:string-value="-" calcext:value-type="string">
            <text:p>-</text:p>
          </table:table-cell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 table:formula="of:=IF([.AK125]=&quot;x&quot;;&quot;x&quot;;IF([.AK125]=&quot;-&quot;;&quot;-&quot;;&quot;&quot;))" office:value-type="string" office:string-value="-" calcext:value-type="string">
            <text:p>-</text:p>
          </table:table-cell>
          <table:table-cell table:formula="of:=IF([.AL125]=&quot;x&quot;;&quot;x&quot;;IF([.AL125]=&quot;-&quot;;&quot;-&quot;;&quot;&quot;))" office:value-type="string" office:string-value="-" calcext:value-type="string">
            <text:p>-</text:p>
          </table:table-cell>
          <table:table-cell table:formula="of:=IF([.AM125]=&quot;x&quot;;&quot;x&quot;;IF([.AM125]=&quot;-&quot;;&quot;-&quot;;&quot;&quot;))" office:value-type="string" office:string-value="-" calcext:value-type="string">
            <text:p>-</text:p>
          </table:table-cell>
          <table:table-cell table:formula="of:=IF([.AN125]=&quot;x&quot;;&quot;x&quot;;IF([.AN125]=&quot;-&quot;;&quot;-&quot;;&quot;&quot;))" office:value-type="string" office:string-value="-" calcext:value-type="string">
            <text:p>-</text:p>
          </table:table-cell>
          <table:table-cell table:formula="of:=IF([.AO125]=&quot;x&quot;;&quot;x&quot;;IF([.AO12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9" calcext:value-type="float">
            <text:p>2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6]=&quot;x&quot;;&quot;x&quot;;IF([.R126]=&quot;-&quot;;&quot;-&quot;;&quot;&quot;))" office:value-type="string" office:string-value="-" calcext:value-type="string">
            <text:p>-</text:p>
          </table:table-cell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 table:formula="of:=IF([.AK126]=&quot;x&quot;;&quot;x&quot;;IF([.AK126]=&quot;-&quot;;&quot;-&quot;;&quot;&quot;))" office:value-type="string" office:string-value="-" calcext:value-type="string">
            <text:p>-</text:p>
          </table:table-cell>
          <table:table-cell table:formula="of:=IF([.AL126]=&quot;x&quot;;&quot;x&quot;;IF([.AL126]=&quot;-&quot;;&quot;-&quot;;&quot;&quot;))" office:value-type="string" office:string-value="-" calcext:value-type="string">
            <text:p>-</text:p>
          </table:table-cell>
          <table:table-cell table:formula="of:=IF([.AM126]=&quot;x&quot;;&quot;x&quot;;IF([.AM126]=&quot;-&quot;;&quot;-&quot;;&quot;&quot;))" office:value-type="string" office:string-value="-" calcext:value-type="string">
            <text:p>-</text:p>
          </table:table-cell>
          <table:table-cell table:formula="of:=IF([.AN126]=&quot;x&quot;;&quot;x&quot;;IF([.AN126]=&quot;-&quot;;&quot;-&quot;;&quot;&quot;))" office:value-type="string" office:string-value="-" calcext:value-type="string">
            <text:p>-</text:p>
          </table:table-cell>
          <table:table-cell table:formula="of:=IF([.AO126]=&quot;x&quot;;&quot;x&quot;;IF([.AO12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0" calcext:value-type="float">
            <text:p>3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7]=&quot;x&quot;;&quot;x&quot;;IF([.R127]=&quot;-&quot;;&quot;-&quot;;&quot;&quot;))" office:value-type="string" office:string-value="-" calcext:value-type="string">
            <text:p>-</text:p>
          </table:table-cell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 table:formula="of:=IF([.AK127]=&quot;x&quot;;&quot;x&quot;;IF([.AK127]=&quot;-&quot;;&quot;-&quot;;&quot;&quot;))" office:value-type="string" office:string-value="-" calcext:value-type="string">
            <text:p>-</text:p>
          </table:table-cell>
          <table:table-cell table:formula="of:=IF([.AL127]=&quot;x&quot;;&quot;x&quot;;IF([.AL127]=&quot;-&quot;;&quot;-&quot;;&quot;&quot;))" office:value-type="string" office:string-value="-" calcext:value-type="string">
            <text:p>-</text:p>
          </table:table-cell>
          <table:table-cell table:formula="of:=IF([.AM127]=&quot;x&quot;;&quot;x&quot;;IF([.AM127]=&quot;-&quot;;&quot;-&quot;;&quot;&quot;))" office:value-type="string" office:string-value="-" calcext:value-type="string">
            <text:p>-</text:p>
          </table:table-cell>
          <table:table-cell table:formula="of:=IF([.AN127]=&quot;x&quot;;&quot;x&quot;;IF([.AN127]=&quot;-&quot;;&quot;-&quot;;&quot;&quot;))" office:value-type="string" office:string-value="-" calcext:value-type="string">
            <text:p>-</text:p>
          </table:table-cell>
          <table:table-cell table:formula="of:=IF([.AO127]=&quot;x&quot;;&quot;x&quot;;IF([.AO12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1" calcext:value-type="float">
            <text:p>3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8]=&quot;x&quot;;&quot;x&quot;;IF([.R128]=&quot;-&quot;;&quot;-&quot;;&quot;&quot;))" office:value-type="string" office:string-value="-" calcext:value-type="string">
            <text:p>-</text:p>
          </table:table-cell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 table:formula="of:=IF([.AK128]=&quot;x&quot;;&quot;x&quot;;IF([.AK128]=&quot;-&quot;;&quot;-&quot;;&quot;&quot;))" office:value-type="string" office:string-value="-" calcext:value-type="string">
            <text:p>-</text:p>
          </table:table-cell>
          <table:table-cell table:formula="of:=IF([.AL128]=&quot;x&quot;;&quot;x&quot;;IF([.AL128]=&quot;-&quot;;&quot;-&quot;;&quot;&quot;))" office:value-type="string" office:string-value="-" calcext:value-type="string">
            <text:p>-</text:p>
          </table:table-cell>
          <table:table-cell table:formula="of:=IF([.AM128]=&quot;x&quot;;&quot;x&quot;;IF([.AM128]=&quot;-&quot;;&quot;-&quot;;&quot;&quot;))" office:value-type="string" office:string-value="-" calcext:value-type="string">
            <text:p>-</text:p>
          </table:table-cell>
          <table:table-cell table:formula="of:=IF([.AN128]=&quot;x&quot;;&quot;x&quot;;IF([.AN128]=&quot;-&quot;;&quot;-&quot;;&quot;&quot;))" office:value-type="string" office:string-value="-" calcext:value-type="string">
            <text:p>-</text:p>
          </table:table-cell>
          <table:table-cell table:formula="of:=IF([.AO128]=&quot;x&quot;;&quot;x&quot;;IF([.AO12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2" calcext:value-type="float">
            <text:p>3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9]=&quot;x&quot;;&quot;x&quot;;IF([.R129]=&quot;-&quot;;&quot;-&quot;;&quot;&quot;))" office:value-type="string" office:string-value="-" calcext:value-type="string">
            <text:p>-</text:p>
          </table:table-cell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 table:formula="of:=IF([.AK129]=&quot;x&quot;;&quot;x&quot;;IF([.AK129]=&quot;-&quot;;&quot;-&quot;;&quot;&quot;))" office:value-type="string" office:string-value="-" calcext:value-type="string">
            <text:p>-</text:p>
          </table:table-cell>
          <table:table-cell table:formula="of:=IF([.AL129]=&quot;x&quot;;&quot;x&quot;;IF([.AL129]=&quot;-&quot;;&quot;-&quot;;&quot;&quot;))" office:value-type="string" office:string-value="-" calcext:value-type="string">
            <text:p>-</text:p>
          </table:table-cell>
          <table:table-cell table:formula="of:=IF([.AM129]=&quot;x&quot;;&quot;x&quot;;IF([.AM129]=&quot;-&quot;;&quot;-&quot;;&quot;&quot;))" office:value-type="string" office:string-value="-" calcext:value-type="string">
            <text:p>-</text:p>
          </table:table-cell>
          <table:table-cell table:formula="of:=IF([.AN129]=&quot;x&quot;;&quot;x&quot;;IF([.AN129]=&quot;-&quot;;&quot;-&quot;;&quot;&quot;))" office:value-type="string" office:string-value="-" calcext:value-type="string">
            <text:p>-</text:p>
          </table:table-cell>
          <table:table-cell table:formula="of:=IF([.AO129]=&quot;x&quot;;&quot;x&quot;;IF([.AO12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2" table:content-validation-name="val9"/>
          <table:table-cell table:number-columns-repeated="16374"/>
        </table:table-row>
        <table:table-row table:style-name="ro2">
          <table:table-cell table:style-name="ce2"/>
          <table:table-cell table:number-columns-repeated="8"/>
          <table:table-cell table:style-name="ce12" table:content-validation-name="val9"/>
          <table:table-cell table:number-columns-repeated="16374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1:Channels.O1048576 Channels.P2:Channels.P129 Channels.F1:Channels.H1 Channels.G130:Channels.H1048576 Channels.F29:Channels.F1048576 Channels.C1:Channels.E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3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3"/>
        <table:table-column table:style-name="co13" table:number-columns-repeated="2" table:default-cell-style-name="ce13"/>
        <table:table-column table:style-name="co14" table:number-columns-repeated="16363"/>
        <table:table-row table:style-name="ro3">
          <table:table-cell table:style-name="ce19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1" office:value-type="string" calcext:value-type="string">
            <text:p>Socket Number</text:p>
          </table:table-cell>
          <table:table-cell table:style-name="ce22" office:value-type="string" calcext:value-type="string">
            <text:p>Local Phantom</text:p>
          </table:table-cell>
          <table:table-cell table:style-name="ce22" office:value-type="string" calcext:value-type="string">
            <text:p>Local Pad</text:p>
          </table:table-cell>
          <table:table-cell table:style-name="ce22" office:value-type="string" calcext:value-type="string">
            <text:p>Local Gain</text:p>
          </table:table-cell>
          <table:table-cell table:style-name="ce23"/>
          <table:table-cell table:style-name="ce24" office:value-type="string" calcext:value-type="string">
            <text:p>DX1 Phantom</text:p>
          </table:table-cell>
          <table:table-cell table:style-name="ce24" office:value-type="string" calcext:value-type="string">
            <text:p>DX1 Pad</text:p>
          </table:table-cell>
          <table:table-cell table:style-name="ce24" office:value-type="string" calcext:value-type="string">
            <text:p>DX1 Gain</text:p>
          </table:table-cell>
          <table:table-cell table:style-name="ce23"/>
          <table:table-cell table:style-name="ce25" office:value-type="string" calcext:value-type="string">
            <text:p>DX3 Phantom</text:p>
          </table:table-cell>
          <table:table-cell table:style-name="ce25" office:value-type="string" calcext:value-type="string">
            <text:p>DX3 Pad</text:p>
          </table:table-cell>
          <table:table-cell table:style-name="ce25" office:value-type="string" calcext:value-type="string">
            <text:p>DX3 Gain</text:p>
          </table:table-cell>
          <table:table-cell table:style-name="ce23"/>
          <table:table-cell table:style-name="ce26" office:value-type="string" calcext:value-type="string">
            <text:p>Slink Phantom</text:p>
          </table:table-cell>
          <table:table-cell table:style-name="ce26" office:value-type="string" calcext:value-type="string">
            <text:p>Slink Pad</text:p>
          </table:table-cell>
          <table:table-cell table:style-name="ce26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14" table:default-cell-style-name="ce2"/>
        <table:table-column table:style-name="co15" table:number-columns-repeated="2" table:default-cell-style-name="ce13"/>
        <table:table-column table:style-name="co16" table:default-cell-style-name="ce13"/>
        <table:table-column table:style-name="co16" table:default-cell-style-name="ce2"/>
        <table:table-column table:style-name="co17" table:default-cell-style-name="ce13"/>
        <table:table-column table:style-name="co14" table:default-cell-style-name="Default"/>
        <table:table-column table:style-name="co14" table:visibility="collapse" table:default-cell-style-name="ce2"/>
        <table:table-column table:style-name="co18" table:number-columns-repeated="2" table:default-cell-style-name="ce2"/>
        <table:table-column table:style-name="co19" table:default-cell-style-name="ce13"/>
        <table:table-column table:style-name="co14" table:default-cell-style-name="Default"/>
        <table:table-column table:style-name="co14" table:visibility="collapse" table:default-cell-style-name="ce13"/>
        <table:table-column table:style-name="co14" table:default-cell-style-name="Default"/>
        <table:table-column table:style-name="co14" table:default-cell-style-name="ce2"/>
        <table:table-column table:style-name="co15" table:default-cell-style-name="ce13"/>
        <table:table-column table:style-name="co14" table:default-cell-style-name="Default"/>
        <table:table-column table:style-name="co14" table:visibility="collapse" table:default-cell-style-name="ce2"/>
        <table:table-column table:style-name="co20" table:number-columns-repeated="2" table:default-cell-style-name="ce2"/>
        <table:table-column table:style-name="co21" table:default-cell-style-name="ce13"/>
        <table:table-column table:style-name="co22" table:default-cell-style-name="ce13"/>
        <table:table-column table:style-name="co14" table:visibility="collapse" table:default-cell-style-name="ce2"/>
        <table:table-column table:style-name="co15" table:number-columns-repeated="2" table:default-cell-style-name="ce2"/>
        <table:table-column table:style-name="co18" table:default-cell-style-name="ce13"/>
        <table:table-column table:style-name="co23" table:default-cell-style-name="ce13"/>
        <table:table-column table:style-name="co16" table:visibility="collapse" table:default-cell-style-name="ce13"/>
        <table:table-column table:style-name="co20" table:default-cell-style-name="ce13"/>
        <table:table-column table:style-name="co20" table:default-cell-style-name="ce2"/>
        <table:table-column table:style-name="co24" table:default-cell-style-name="ce13"/>
        <table:table-column table:style-name="co21" table:default-cell-style-name="ce13"/>
        <table:table-column table:style-name="co14" table:visibility="collapse" table:default-cell-style-name="ce2"/>
        <table:table-column table:style-name="co25" table:default-cell-style-name="ce2"/>
        <table:table-column table:style-name="co25" table:default-cell-style-name="ce13"/>
        <table:table-column table:style-name="co14" table:number-columns-repeated="2" table:default-cell-style-name="Default"/>
        <table:table-column table:style-name="co14" table:visibility="collapse" table:default-cell-style-name="ce13"/>
        <table:table-column table:style-name="co24" table:number-columns-repeated="2" table:default-cell-style-name="ce13"/>
        <table:table-column table:style-name="co14" table:number-columns-repeated="2" table:default-cell-style-name="Default"/>
        <table:table-column table:style-name="co14" table:visibility="collapse" table:default-cell-style-name="ce13"/>
        <table:table-column table:style-name="co14" table:number-columns-repeated="2" table:default-cell-style-name="Default"/>
        <table:table-column table:style-name="co26" table:default-cell-style-name="ce13"/>
        <table:table-column table:style-name="co27" table:default-cell-style-name="ce13"/>
        <table:table-column table:style-name="co14" table:number-columns-repeated="16337"/>
        <table:table-row table:style-name="ro2">
          <table:table-cell table:style-name="ce27" office:value-type="string" calcext:value-type="string">
            <text:p>DCA</text:p>
          </table:table-cell>
          <table:table-cell table:style-name="ce27" office:value-type="string" calcext:value-type="string">
            <text:p>DCA Name</text:p>
          </table:table-cell>
          <table:table-cell table:style-name="ce27" office:value-type="string" calcext:value-type="string">
            <text:p>DCA Color</text:p>
          </table:table-cell>
          <table:table-cell table:style-name="ce31"/>
          <table:table-cell table:style-name="ce32" office:value-type="string" calcext:value-type="string">
            <text:p>Mono Auxes</text:p>
          </table:table-cell>
          <table:table-cell table:style-name="ce32" office:value-type="string" calcext:value-type="string">
            <text:p>Aux Name</text:p>
          </table:table-cell>
          <table:table-cell table:style-name="ce32" office:value-type="string" calcext:value-type="string">
            <text:p>Aux Color</text:p>
          </table:table-cell>
          <table:table-cell table:style-name="ce31" table:number-columns-repeated="2"/>
          <table:table-cell table:style-name="ce32" office:value-type="string" calcext:value-type="string">
            <text:p>Stereo Auxes</text:p>
          </table:table-cell>
          <table:table-cell table:style-name="ce32" office:value-type="string" calcext:value-type="string">
            <text:p>StAux Name</text:p>
          </table:table-cell>
          <table:table-cell table:style-name="ce32" office:value-type="string" calcext:value-type="string">
            <text:p>StAux Color</text:p>
          </table:table-cell>
          <table:table-cell table:style-name="ce31" table:number-columns-repeated="2"/>
          <table:table-cell table:style-name="ce37" office:value-type="string" calcext:value-type="string">
            <text:p>Mono Group</text:p>
          </table:table-cell>
          <table:table-cell table:style-name="ce37" office:value-type="string" calcext:value-type="string">
            <text:p>Group Name</text:p>
          </table:table-cell>
          <table:table-cell table:style-name="ce37" office:value-type="string" calcext:value-type="string">
            <text:p>Group Color</text:p>
          </table:table-cell>
          <table:table-cell table:style-name="ce31" table:number-columns-repeated="2"/>
          <table:table-cell table:style-name="ce37" office:value-type="string" calcext:value-type="string">
            <text:p>Stereo Group</text:p>
          </table:table-cell>
          <table:table-cell table:style-name="ce37" office:value-type="string" calcext:value-type="string">
            <text:p>StGroup Name</text:p>
          </table:table-cell>
          <table:table-cell table:style-name="ce37" office:value-type="string" calcext:value-type="string">
            <text:p>StGroup Color</text:p>
          </table:table-cell>
          <table:table-cell table:style-name="ce31" table:number-columns-repeated="2"/>
          <table:table-cell table:style-name="ce39" office:value-type="string" calcext:value-type="string">
            <text:p>Mono Matrix</text:p>
          </table:table-cell>
          <table:table-cell table:style-name="ce39" office:value-type="string" calcext:value-type="string">
            <text:p>Matrix Name</text:p>
          </table:table-cell>
          <table:table-cell table:style-name="ce39" office:value-type="string" calcext:value-type="string">
            <text:p>Matrix Color</text:p>
          </table:table-cell>
          <table:table-cell table:style-name="ce31" table:number-columns-repeated="2"/>
          <table:table-cell table:style-name="ce39" office:value-type="string" calcext:value-type="string">
            <text:p>Stereo Matrix</text:p>
          </table:table-cell>
          <table:table-cell table:style-name="ce39" office:value-type="string" calcext:value-type="string">
            <text:p>StMatrix Name</text:p>
          </table:table-cell>
          <table:table-cell table:style-name="ce39" office:value-type="string" calcext:value-type="string">
            <text:p>StMatrix Color</text:p>
          </table:table-cell>
          <table:table-cell table:number-columns-repeated="2"/>
          <table:table-cell table:style-name="ce32" office:value-type="string" calcext:value-type="string">
            <text:p>Mono FX Send</text:p>
          </table:table-cell>
          <table:table-cell table:style-name="ce32" office:value-type="string" calcext:value-type="string">
            <text:p>FX Name</text:p>
          </table:table-cell>
          <table:table-cell table:style-name="ce32" office:value-type="string" calcext:value-type="string">
            <text:p>FX Color</text:p>
          </table:table-cell>
          <table:table-cell table:number-columns-repeated="2"/>
          <table:table-cell table:style-name="ce32" office:value-type="string" calcext:value-type="string">
            <text:p>Stereo FX Send</text:p>
          </table:table-cell>
          <table:table-cell table:style-name="ce32" office:value-type="string" calcext:value-type="string">
            <text:p>StFX Name</text:p>
          </table:table-cell>
          <table:table-cell table:style-name="ce32" office:value-type="string" calcext:value-type="string">
            <text:p>StFX Color</text:p>
          </table:table-cell>
          <table:table-cell/>
          <table:table-cell table:style-name="ce13"/>
          <table:table-cell table:style-name="ce42" office:value-type="string" calcext:value-type="string">
            <text:p>FX Return</text:p>
          </table:table-cell>
          <table:table-cell table:style-name="ce42" office:value-type="string" calcext:value-type="string">
            <text:p>FX Return Name</text:p>
          </table:table-cell>
          <table:table-cell table:style-name="ce42" office:value-type="string" calcext:value-type="string">
            <text:p>FX Return Color</text:p>
          </table:table-cell>
          <table:table-cell table:style-name="ce13" table:number-columns-repeated="16337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Drums</text:p>
          </table:table-cell>
          <table:table-cell table:style-name="ce30" table:content-validation-name="val1" office:value-type="string" calcext:value-type="string">
            <text:p>blue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Aux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Aux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Grp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]&lt;&gt;CONCATENATE(&quot;Grp&quot;;[.O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Grp1</text:p>
          </table:table-cell>
          <table:table-cell table:style-name="ce30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Mtx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Mtx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Fx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Fx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FxRet1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Perc</text:p>
          </table:table-cell>
          <table:table-cell table:style-name="ce30" table:content-validation-name="val1" office:value-type="string" calcext:value-type="string">
            <text:p>blue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Aux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Aux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Grp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]&lt;&gt;CONCATENATE(&quot;Grp&quot;;[.O3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Grp2</text:p>
          </table:table-cell>
          <table:table-cell table:style-name="ce30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Mtx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Mtx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Fx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Fx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FxRet2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Bass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Aux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Aux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Grp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]&lt;&gt;CONCATENATE(&quot;Grp&quot;;[.O4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Grp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Mtx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Mtx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Fx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Fx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FxRet3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Egit</text:p>
          </table:table-cell>
          <table:table-cell table:style-name="ce30" table:content-validation-name="val1" office:value-type="string" calcext:value-type="string">
            <text:p>yellow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Aux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Aux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Grp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]&lt;&gt;CONCATENATE(&quot;Grp&quot;;[.O5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Grp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Mtx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Mtx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Fx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Fx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FxRet4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Accu</text:p>
          </table:table-cell>
          <table:table-cell table:style-name="ce30" table:content-validation-name="val1" office:value-type="string" calcext:value-type="string">
            <text:p>gre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Aux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Aux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Grp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]&lt;&gt;CONCATENATE(&quot;Grp&quot;;[.O6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Grp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Mtx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Mtx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Fx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Fx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FxRet5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9" office:value-type="string" calcext:value-type="string">
            <text:p>Keys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Aux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Aux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Grp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7]&lt;&gt;CONCATENATE(&quot;Grp&quot;;[.O7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Grp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Mtx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Mtx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Fx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Fx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FxRet6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9" office:value-type="string" calcext:value-type="string">
            <text:p>Lead</text:p>
          </table:table-cell>
          <table:table-cell table:style-name="ce30" table:content-validation-name="val1" office:value-type="string" calcext:value-type="string">
            <text:p>white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Aux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Aux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Grp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8]&lt;&gt;CONCATENATE(&quot;Grp&quot;;[.O8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Grp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Mtx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Mtx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Fx7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Fx7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FxRet7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BV</text:p>
          </table:table-cell>
          <table:table-cell table:style-name="ce30" table:content-validation-name="val1" office:value-type="string" calcext:value-type="string">
            <text:p>purple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Aux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Aux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Grp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9]&lt;&gt;CONCATENATE(&quot;Grp&quot;;[.O9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Grp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Mtx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Mtx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Fx8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Fx8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FxRet8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9" office:value-type="string" calcext:value-type="string">
            <text:p>FX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Aux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Aux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Grp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0]&lt;&gt;CONCATENATE(&quot;Grp&quot;;[.O10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Grp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Mtx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Mtx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Fx9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Fx9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FxRet9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29" office:value-type="string" calcext:value-type="string">
            <text:p>Dca10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Aux1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Aux1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Grp1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1]&lt;&gt;CONCATENATE(&quot;Grp&quot;;[.O11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Grp1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Mtx1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Mtx1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x10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Fx10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xRet10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1" calcext:value-type="float">
            <text:p>11</text:p>
          </table:table-cell>
          <table:table-cell table:style-name="ce29" office:value-type="string" calcext:value-type="string">
            <text:p>Dca11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Aux1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Aux1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Grp1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2]&lt;&gt;CONCATENATE(&quot;Grp&quot;;[.O1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Grp1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Mtx1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Mtx1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Fx1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Fx1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FxRet11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29" office:value-type="string" calcext:value-type="string">
            <text:p>Dca12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Aux1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Aux1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Grp1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3]&lt;&gt;CONCATENATE(&quot;Grp&quot;;[.O13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Grp1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Mtx1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Mtx1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Fx1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Fx1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FxRet12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3" calcext:value-type="float">
            <text:p>13</text:p>
          </table:table-cell>
          <table:table-cell table:style-name="ce29" office:value-type="string" calcext:value-type="string">
            <text:p>Dca13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Aux1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Aux1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Grp1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4]&lt;&gt;CONCATENATE(&quot;Grp&quot;;[.O14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Grp1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Mtx1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Mtx1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Fx1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Fx1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FxRet13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4" calcext:value-type="float">
            <text:p>14</text:p>
          </table:table-cell>
          <table:table-cell table:style-name="ce29" office:value-type="string" calcext:value-type="string">
            <text:p>Dca14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Aux1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Aux1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Grp1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5]&lt;&gt;CONCATENATE(&quot;Grp&quot;;[.O15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Grp1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Mtx1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Mtx1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Fx1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Fx1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FxRet14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5" calcext:value-type="float">
            <text:p>15</text:p>
          </table:table-cell>
          <table:table-cell table:style-name="ce29" office:value-type="string" calcext:value-type="string">
            <text:p>Dca15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Aux1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Aux1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Grp1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6]&lt;&gt;CONCATENATE(&quot;Grp&quot;;[.O16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Grp1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Mtx1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Mtx1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Fx1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Fx1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FxRet15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6" calcext:value-type="float">
            <text:p>16</text:p>
          </table:table-cell>
          <table:table-cell table:style-name="ce29" office:value-type="string" calcext:value-type="string">
            <text:p>Dca16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Aux1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Aux1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Grp1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7]&lt;&gt;CONCATENATE(&quot;Grp&quot;;[.O17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Grp1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Mtx1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Mtx1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Fx1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Fx1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FxRet16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7" calcext:value-type="float">
            <text:p>17</text:p>
          </table:table-cell>
          <table:table-cell table:style-name="ce29" office:value-type="string" calcext:value-type="string">
            <text:p>Dca17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Aux1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tAux1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Grp1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8]&lt;&gt;CONCATENATE(&quot;Grp&quot;;[.O18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tGrp1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Mtx1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tMtx1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29" office:value-type="string" calcext:value-type="string">
            <text:p>Dca18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Aux1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StAux1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Grp1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9]&lt;&gt;CONCATENATE(&quot;Grp&quot;;[.O19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StGrp1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Mtx1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StMtx1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19" calcext:value-type="float">
            <text:p>19</text:p>
          </table:table-cell>
          <table:table-cell table:style-name="ce29" office:value-type="string" calcext:value-type="string">
            <text:p>Dca19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Aux1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tAux1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Grp1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0]&lt;&gt;CONCATENATE(&quot;Grp&quot;;[.O20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tGrp1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Mtx1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tMtx1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29" office:value-type="string" calcext:value-type="string">
            <text:p>Dca20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Aux2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StAux2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Grp2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1]&lt;&gt;CONCATENATE(&quot;Grp&quot;;[.O21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StGrp2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Mtx2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StMtx2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1" calcext:value-type="float">
            <text:p>21</text:p>
          </table:table-cell>
          <table:table-cell table:style-name="ce29" office:value-type="string" calcext:value-type="string">
            <text:p>Dca21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Aux2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StAux2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Grp2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2]&lt;&gt;CONCATENATE(&quot;Grp&quot;;[.O2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StGrp2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Mtx2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StMtx2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2" calcext:value-type="float">
            <text:p>22</text:p>
          </table:table-cell>
          <table:table-cell table:style-name="ce29" office:value-type="string" calcext:value-type="string">
            <text:p>Dca22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Aux2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StAux2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Grp2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3]&lt;&gt;CONCATENATE(&quot;Grp&quot;;[.O23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StGrp2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Mtx2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StMtx2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3" calcext:value-type="float">
            <text:p>23</text:p>
          </table:table-cell>
          <table:table-cell table:style-name="ce29" office:value-type="string" calcext:value-type="string">
            <text:p>Dca23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Aux2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StAux2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Grp2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4]&lt;&gt;CONCATENATE(&quot;Grp&quot;;[.O24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StGrp2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Mtx2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StMtx2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29" office:value-type="string" calcext:value-type="string">
            <text:p>Dca24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Aux2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StAux2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Grp2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5]&lt;&gt;CONCATENATE(&quot;Grp&quot;;[.O25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StGrp2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Mtx2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StMtx2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Aux2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StAux2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Grp2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6]&lt;&gt;CONCATENATE(&quot;Grp&quot;;[.O26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StGrp2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Mtx2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StMtx2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Aux2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StAux2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Grp2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7]&lt;&gt;CONCATENATE(&quot;Grp&quot;;[.O27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StGrp2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Mtx2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StMtx2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Aux2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StAux2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Grp2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8]&lt;&gt;CONCATENATE(&quot;Grp&quot;;[.O28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StGrp2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Mtx2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StMtx2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Aux2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StAux2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Grp2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9]&lt;&gt;CONCATENATE(&quot;Grp&quot;;[.O29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StGrp2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Mtx2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StMtx2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Aux2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StAux2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Grp2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0]&lt;&gt;CONCATENATE(&quot;Grp&quot;;[.O30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StGrp2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Mtx2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StMtx2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Aux3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StAux3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Grp3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1]&lt;&gt;CONCATENATE(&quot;Grp&quot;;[.O31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StGrp3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Mtx3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StMtx3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Aux3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StAux3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Grp3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2]&lt;&gt;CONCATENATE(&quot;Grp&quot;;[.O3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StGrp3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Mtx3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StMtx3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32" calcext:value-type="float">
            <text:p>32</text:p>
          </table:table-cell>
          <table:table-cell table:style-name="ce33" office:value-type="string" calcext:value-type="string">
            <text:p>Aux3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6" table:content-validation-name="val15"/>
          <table:table-cell table:number-columns-repeated="2"/>
          <table:table-cell table:style-name="ce28" office:value-type="float" office:value="32" calcext:value-type="float">
            <text:p>32</text:p>
          </table:table-cell>
          <table:table-cell table:style-name="ce33" office:value-type="string" calcext:value-type="string">
            <text:p>Grp3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3]&lt;&gt;CONCATENATE(&quot;Grp&quot;;[.O33]);1;0)" office:value-type="float" office:value="0" calcext:value-type="float">
            <text:p>0</text:p>
          </table:table-cell>
          <table:table-cell table:style-name="ce38"/>
          <table:table-cell table:number-columns-repeated="2"/>
          <table:table-cell table:style-name="ce36" table:content-validation-name="val15"/>
          <table:table-cell table:number-columns-repeated="2"/>
          <table:table-cell table:style-name="ce28" office:value-type="float" office:value="32" calcext:value-type="float">
            <text:p>32</text:p>
          </table:table-cell>
          <table:table-cell table:style-name="ce33" office:value-type="string" calcext:value-type="string">
            <text:p>Mtx3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0" table:content-validation-name="val15"/>
          <table:table-cell table:number-columns-repeated="3"/>
          <table:table-cell table:style-name="ce34"/>
          <table:table-cell table:number-columns-repeated="11"/>
        </table:table-row>
        <table:table-row table:style-name="ro2">
          <table:table-cell table:number-columns-repeated="4"/>
          <table:table-cell table:style-name="ce28" office:value-type="float" office:value="33" calcext:value-type="float">
            <text:p>33</text:p>
          </table:table-cell>
          <table:table-cell table:style-name="ce33" office:value-type="string" calcext:value-type="string">
            <text:p>Aux3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3" calcext:value-type="float">
            <text:p>33</text:p>
          </table:table-cell>
          <table:table-cell table:style-name="ce33" office:value-type="string" calcext:value-type="string">
            <text:p>Grp3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4]&lt;&gt;CONCATENATE(&quot;Grp&quot;;[.O34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3" calcext:value-type="float">
            <text:p>33</text:p>
          </table:table-cell>
          <table:table-cell table:style-name="ce33" office:value-type="string" calcext:value-type="string">
            <text:p>Mtx3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1" table:content-validation-name="val15"/>
          <table:table-cell table:number-columns-repeated="11"/>
        </table:table-row>
        <table:table-row table:style-name="ro2">
          <table:table-cell table:number-columns-repeated="4"/>
          <table:table-cell table:style-name="ce28" office:value-type="float" office:value="34" calcext:value-type="float">
            <text:p>34</text:p>
          </table:table-cell>
          <table:table-cell table:style-name="ce33" office:value-type="string" calcext:value-type="string">
            <text:p>Aux3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4" calcext:value-type="float">
            <text:p>34</text:p>
          </table:table-cell>
          <table:table-cell table:style-name="ce33" office:value-type="string" calcext:value-type="string">
            <text:p>Grp3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5]&lt;&gt;CONCATENATE(&quot;Grp&quot;;[.O35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4" calcext:value-type="float">
            <text:p>34</text:p>
          </table:table-cell>
          <table:table-cell table:style-name="ce33" office:value-type="string" calcext:value-type="string">
            <text:p>Mtx3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4"/>
          <table:table-cell table:number-columns-repeated="11"/>
        </table:table-row>
        <table:table-row table:style-name="ro2">
          <table:table-cell table:number-columns-repeated="4"/>
          <table:table-cell table:style-name="ce28" office:value-type="float" office:value="35" calcext:value-type="float">
            <text:p>35</text:p>
          </table:table-cell>
          <table:table-cell table:style-name="ce33" office:value-type="string" calcext:value-type="string">
            <text:p>Aux3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5" calcext:value-type="float">
            <text:p>35</text:p>
          </table:table-cell>
          <table:table-cell table:style-name="ce33" office:value-type="string" calcext:value-type="string">
            <text:p>Grp3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6]&lt;&gt;CONCATENATE(&quot;Grp&quot;;[.O36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5" calcext:value-type="float">
            <text:p>35</text:p>
          </table:table-cell>
          <table:table-cell table:style-name="ce33" office:value-type="string" calcext:value-type="string">
            <text:p>Mtx3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Aux3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Grp3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7]&lt;&gt;CONCATENATE(&quot;Grp&quot;;[.O37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Mtx3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7" calcext:value-type="float">
            <text:p>37</text:p>
          </table:table-cell>
          <table:table-cell table:style-name="ce33" office:value-type="string" calcext:value-type="string">
            <text:p>Aux3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7" calcext:value-type="float">
            <text:p>37</text:p>
          </table:table-cell>
          <table:table-cell table:style-name="ce33" office:value-type="string" calcext:value-type="string">
            <text:p>Grp3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8]&lt;&gt;CONCATENATE(&quot;Grp&quot;;[.O38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7" calcext:value-type="float">
            <text:p>37</text:p>
          </table:table-cell>
          <table:table-cell table:style-name="ce33" office:value-type="string" calcext:value-type="string">
            <text:p>Mtx3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Aux3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Grp3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9]&lt;&gt;CONCATENATE(&quot;Grp&quot;;[.O39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Mtx3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9" calcext:value-type="float">
            <text:p>39</text:p>
          </table:table-cell>
          <table:table-cell table:style-name="ce33" office:value-type="string" calcext:value-type="string">
            <text:p>Aux3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9" calcext:value-type="float">
            <text:p>39</text:p>
          </table:table-cell>
          <table:table-cell table:style-name="ce33" office:value-type="string" calcext:value-type="string">
            <text:p>Grp3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0]&lt;&gt;CONCATENATE(&quot;Grp&quot;;[.O40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9" calcext:value-type="float">
            <text:p>39</text:p>
          </table:table-cell>
          <table:table-cell table:style-name="ce33" office:value-type="string" calcext:value-type="string">
            <text:p>Mtx3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Aux4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Grp4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1]&lt;&gt;CONCATENATE(&quot;Grp&quot;;[.O41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Mtx4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1" calcext:value-type="float">
            <text:p>41</text:p>
          </table:table-cell>
          <table:table-cell table:style-name="ce33" office:value-type="string" calcext:value-type="string">
            <text:p>Aux4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1" calcext:value-type="float">
            <text:p>41</text:p>
          </table:table-cell>
          <table:table-cell table:style-name="ce33" office:value-type="string" calcext:value-type="string">
            <text:p>Grp4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2]&lt;&gt;CONCATENATE(&quot;Grp&quot;;[.O42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1" calcext:value-type="float">
            <text:p>41</text:p>
          </table:table-cell>
          <table:table-cell table:style-name="ce33" office:value-type="string" calcext:value-type="string">
            <text:p>Mtx4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2" calcext:value-type="float">
            <text:p>42</text:p>
          </table:table-cell>
          <table:table-cell table:style-name="ce33" office:value-type="string" calcext:value-type="string">
            <text:p>Aux4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2" calcext:value-type="float">
            <text:p>42</text:p>
          </table:table-cell>
          <table:table-cell table:style-name="ce33" office:value-type="string" calcext:value-type="string">
            <text:p>Grp4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3]&lt;&gt;CONCATENATE(&quot;Grp&quot;;[.O43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2" calcext:value-type="float">
            <text:p>42</text:p>
          </table:table-cell>
          <table:table-cell table:style-name="ce33" office:value-type="string" calcext:value-type="string">
            <text:p>Mtx4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3" calcext:value-type="float">
            <text:p>43</text:p>
          </table:table-cell>
          <table:table-cell table:style-name="ce33" office:value-type="string" calcext:value-type="string">
            <text:p>Aux4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3" calcext:value-type="float">
            <text:p>43</text:p>
          </table:table-cell>
          <table:table-cell table:style-name="ce33" office:value-type="string" calcext:value-type="string">
            <text:p>Grp4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4]&lt;&gt;CONCATENATE(&quot;Grp&quot;;[.O44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3" calcext:value-type="float">
            <text:p>43</text:p>
          </table:table-cell>
          <table:table-cell table:style-name="ce33" office:value-type="string" calcext:value-type="string">
            <text:p>Mtx4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Aux4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Grp4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5]&lt;&gt;CONCATENATE(&quot;Grp&quot;;[.O45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Mtx4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Aux4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Grp4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6]&lt;&gt;CONCATENATE(&quot;Grp&quot;;[.O46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Mtx4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6" calcext:value-type="float">
            <text:p>46</text:p>
          </table:table-cell>
          <table:table-cell table:style-name="ce33" office:value-type="string" calcext:value-type="string">
            <text:p>Aux4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6" calcext:value-type="float">
            <text:p>46</text:p>
          </table:table-cell>
          <table:table-cell table:style-name="ce33" office:value-type="string" calcext:value-type="string">
            <text:p>Grp4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7]&lt;&gt;CONCATENATE(&quot;Grp&quot;;[.O47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6" calcext:value-type="float">
            <text:p>46</text:p>
          </table:table-cell>
          <table:table-cell table:style-name="ce33" office:value-type="string" calcext:value-type="string">
            <text:p>Mtx4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7" calcext:value-type="float">
            <text:p>47</text:p>
          </table:table-cell>
          <table:table-cell table:style-name="ce33" office:value-type="string" calcext:value-type="string">
            <text:p>Aux4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7" calcext:value-type="float">
            <text:p>47</text:p>
          </table:table-cell>
          <table:table-cell table:style-name="ce33" office:value-type="string" calcext:value-type="string">
            <text:p>Grp4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8]&lt;&gt;CONCATENATE(&quot;Grp&quot;;[.O48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7" calcext:value-type="float">
            <text:p>47</text:p>
          </table:table-cell>
          <table:table-cell table:style-name="ce33" office:value-type="string" calcext:value-type="string">
            <text:p>Mtx4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8" calcext:value-type="float">
            <text:p>48</text:p>
          </table:table-cell>
          <table:table-cell table:style-name="ce33" office:value-type="string" calcext:value-type="string">
            <text:p>Aux4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8" calcext:value-type="float">
            <text:p>48</text:p>
          </table:table-cell>
          <table:table-cell table:style-name="ce33" office:value-type="string" calcext:value-type="string">
            <text:p>Grp4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9]&lt;&gt;CONCATENATE(&quot;Grp&quot;;[.O49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8" calcext:value-type="float">
            <text:p>48</text:p>
          </table:table-cell>
          <table:table-cell table:style-name="ce33" office:value-type="string" calcext:value-type="string">
            <text:p>Mtx4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9" calcext:value-type="float">
            <text:p>49</text:p>
          </table:table-cell>
          <table:table-cell table:style-name="ce33" office:value-type="string" calcext:value-type="string">
            <text:p>Aux4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9" calcext:value-type="float">
            <text:p>49</text:p>
          </table:table-cell>
          <table:table-cell table:style-name="ce33" office:value-type="string" calcext:value-type="string">
            <text:p>Grp4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0]&lt;&gt;CONCATENATE(&quot;Grp&quot;;[.O50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9" calcext:value-type="float">
            <text:p>49</text:p>
          </table:table-cell>
          <table:table-cell table:style-name="ce33" office:value-type="string" calcext:value-type="string">
            <text:p>Mtx4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0" calcext:value-type="float">
            <text:p>50</text:p>
          </table:table-cell>
          <table:table-cell table:style-name="ce33" office:value-type="string" calcext:value-type="string">
            <text:p>Aux5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0" calcext:value-type="float">
            <text:p>50</text:p>
          </table:table-cell>
          <table:table-cell table:style-name="ce33" office:value-type="string" calcext:value-type="string">
            <text:p>Grp5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1]&lt;&gt;CONCATENATE(&quot;Grp&quot;;[.O51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0" calcext:value-type="float">
            <text:p>50</text:p>
          </table:table-cell>
          <table:table-cell table:style-name="ce33" office:value-type="string" calcext:value-type="string">
            <text:p>Mtx5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1" calcext:value-type="float">
            <text:p>51</text:p>
          </table:table-cell>
          <table:table-cell table:style-name="ce33" office:value-type="string" calcext:value-type="string">
            <text:p>Aux5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1" calcext:value-type="float">
            <text:p>51</text:p>
          </table:table-cell>
          <table:table-cell table:style-name="ce33" office:value-type="string" calcext:value-type="string">
            <text:p>Grp5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2]&lt;&gt;CONCATENATE(&quot;Grp&quot;;[.O52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1" calcext:value-type="float">
            <text:p>51</text:p>
          </table:table-cell>
          <table:table-cell table:style-name="ce33" office:value-type="string" calcext:value-type="string">
            <text:p>Mtx5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2" calcext:value-type="float">
            <text:p>52</text:p>
          </table:table-cell>
          <table:table-cell table:style-name="ce33" office:value-type="string" calcext:value-type="string">
            <text:p>Aux5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2" calcext:value-type="float">
            <text:p>52</text:p>
          </table:table-cell>
          <table:table-cell table:style-name="ce33" office:value-type="string" calcext:value-type="string">
            <text:p>Grp5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3]&lt;&gt;CONCATENATE(&quot;Grp&quot;;[.O53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2" calcext:value-type="float">
            <text:p>52</text:p>
          </table:table-cell>
          <table:table-cell table:style-name="ce33" office:value-type="string" calcext:value-type="string">
            <text:p>Mtx5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3" calcext:value-type="float">
            <text:p>53</text:p>
          </table:table-cell>
          <table:table-cell table:style-name="ce33" office:value-type="string" calcext:value-type="string">
            <text:p>Aux5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3" calcext:value-type="float">
            <text:p>53</text:p>
          </table:table-cell>
          <table:table-cell table:style-name="ce33" office:value-type="string" calcext:value-type="string">
            <text:p>Grp5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4]&lt;&gt;CONCATENATE(&quot;Grp&quot;;[.O54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3" calcext:value-type="float">
            <text:p>53</text:p>
          </table:table-cell>
          <table:table-cell table:style-name="ce33" office:value-type="string" calcext:value-type="string">
            <text:p>Mtx5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4" calcext:value-type="float">
            <text:p>54</text:p>
          </table:table-cell>
          <table:table-cell table:style-name="ce33" office:value-type="string" calcext:value-type="string">
            <text:p>Aux5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4" calcext:value-type="float">
            <text:p>54</text:p>
          </table:table-cell>
          <table:table-cell table:style-name="ce33" office:value-type="string" calcext:value-type="string">
            <text:p>Grp5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5]&lt;&gt;CONCATENATE(&quot;Grp&quot;;[.O55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4" calcext:value-type="float">
            <text:p>54</text:p>
          </table:table-cell>
          <table:table-cell table:style-name="ce33" office:value-type="string" calcext:value-type="string">
            <text:p>Mtx5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5" calcext:value-type="float">
            <text:p>55</text:p>
          </table:table-cell>
          <table:table-cell table:style-name="ce33" office:value-type="string" calcext:value-type="string">
            <text:p>Aux5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5" calcext:value-type="float">
            <text:p>55</text:p>
          </table:table-cell>
          <table:table-cell table:style-name="ce33" office:value-type="string" calcext:value-type="string">
            <text:p>Grp5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6]&lt;&gt;CONCATENATE(&quot;Grp&quot;;[.O56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5" calcext:value-type="float">
            <text:p>55</text:p>
          </table:table-cell>
          <table:table-cell table:style-name="ce33" office:value-type="string" calcext:value-type="string">
            <text:p>Mtx5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6" calcext:value-type="float">
            <text:p>56</text:p>
          </table:table-cell>
          <table:table-cell table:style-name="ce33" office:value-type="string" calcext:value-type="string">
            <text:p>Aux5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6" calcext:value-type="float">
            <text:p>56</text:p>
          </table:table-cell>
          <table:table-cell table:style-name="ce33" office:value-type="string" calcext:value-type="string">
            <text:p>Grp5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7]&lt;&gt;CONCATENATE(&quot;Grp&quot;;[.O57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6" calcext:value-type="float">
            <text:p>56</text:p>
          </table:table-cell>
          <table:table-cell table:style-name="ce33" office:value-type="string" calcext:value-type="string">
            <text:p>Mtx5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7" calcext:value-type="float">
            <text:p>57</text:p>
          </table:table-cell>
          <table:table-cell table:style-name="ce33" office:value-type="string" calcext:value-type="string">
            <text:p>Aux5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7" calcext:value-type="float">
            <text:p>57</text:p>
          </table:table-cell>
          <table:table-cell table:style-name="ce33" office:value-type="string" calcext:value-type="string">
            <text:p>Grp5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8]&lt;&gt;CONCATENATE(&quot;Grp&quot;;[.O58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7" calcext:value-type="float">
            <text:p>57</text:p>
          </table:table-cell>
          <table:table-cell table:style-name="ce33" office:value-type="string" calcext:value-type="string">
            <text:p>Mtx5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8" calcext:value-type="float">
            <text:p>58</text:p>
          </table:table-cell>
          <table:table-cell table:style-name="ce33" office:value-type="string" calcext:value-type="string">
            <text:p>Aux5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8" calcext:value-type="float">
            <text:p>58</text:p>
          </table:table-cell>
          <table:table-cell table:style-name="ce33" office:value-type="string" calcext:value-type="string">
            <text:p>Grp5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9]&lt;&gt;CONCATENATE(&quot;Grp&quot;;[.O59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8" calcext:value-type="float">
            <text:p>58</text:p>
          </table:table-cell>
          <table:table-cell table:style-name="ce33" office:value-type="string" calcext:value-type="string">
            <text:p>Mtx5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9" calcext:value-type="float">
            <text:p>59</text:p>
          </table:table-cell>
          <table:table-cell table:style-name="ce33" office:value-type="string" calcext:value-type="string">
            <text:p>Aux5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9" calcext:value-type="float">
            <text:p>59</text:p>
          </table:table-cell>
          <table:table-cell table:style-name="ce33" office:value-type="string" calcext:value-type="string">
            <text:p>Grp5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0]&lt;&gt;CONCATENATE(&quot;Grp&quot;;[.O60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9" calcext:value-type="float">
            <text:p>59</text:p>
          </table:table-cell>
          <table:table-cell table:style-name="ce33" office:value-type="string" calcext:value-type="string">
            <text:p>Mtx5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60" calcext:value-type="float">
            <text:p>60</text:p>
          </table:table-cell>
          <table:table-cell table:style-name="ce33" office:value-type="string" calcext:value-type="string">
            <text:p>Aux6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60" calcext:value-type="float">
            <text:p>60</text:p>
          </table:table-cell>
          <table:table-cell table:style-name="ce33" office:value-type="string" calcext:value-type="string">
            <text:p>Grp6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1]&lt;&gt;CONCATENATE(&quot;Grp&quot;;[.O61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60" calcext:value-type="float">
            <text:p>60</text:p>
          </table:table-cell>
          <table:table-cell table:style-name="ce33" office:value-type="string" calcext:value-type="string">
            <text:p>Mtx6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61" calcext:value-type="float">
            <text:p>61</text:p>
          </table:table-cell>
          <table:table-cell table:style-name="ce33" office:value-type="string" calcext:value-type="string">
            <text:p>Aux6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61" calcext:value-type="float">
            <text:p>61</text:p>
          </table:table-cell>
          <table:table-cell table:style-name="ce33" office:value-type="string" calcext:value-type="string">
            <text:p>Grp6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2]&lt;&gt;CONCATENATE(&quot;Grp&quot;;[.O62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61" calcext:value-type="float">
            <text:p>61</text:p>
          </table:table-cell>
          <table:table-cell table:style-name="ce33" office:value-type="string" calcext:value-type="string">
            <text:p>Mtx6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62" calcext:value-type="float">
            <text:p>62</text:p>
          </table:table-cell>
          <table:table-cell table:style-name="ce33" office:value-type="string" calcext:value-type="string">
            <text:p>Aux6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62" calcext:value-type="float">
            <text:p>62</text:p>
          </table:table-cell>
          <table:table-cell table:style-name="ce33" office:value-type="string" calcext:value-type="string">
            <text:p>Grp6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3]&lt;&gt;CONCATENATE(&quot;Grp&quot;;[.O63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62" calcext:value-type="float">
            <text:p>62</text:p>
          </table:table-cell>
          <table:table-cell table:style-name="ce33" office:value-type="string" calcext:value-type="string">
            <text:p>Mtx6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4"/>
          <table:table-cell table:style-name="ce36" table:content-validation-name="val15"/>
          <table:table-cell table:number-columns-repeated="8"/>
          <table:table-cell table:style-name="ce34"/>
          <table:table-cell table:style-name="ce36" table:content-validation-name="val15"/>
          <table:table-cell table:number-columns-repeated="9"/>
          <table:table-cell table:style-name="ce36" table:content-validation-name="val15"/>
          <table:table-cell table:number-columns-repeated="20"/>
        </table:table-row>
        <table:table-row table:style-name="ro2">
          <table:table-cell table:number-columns-repeated="6"/>
          <table:table-cell table:style-name="ce36" table:content-validation-name="val15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15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6" table:content-validation-name="val15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8" table:default-cell-style-name="ce45"/>
        <table:table-column table:style-name="co28" table:number-columns-repeated="2" table:default-cell-style-name="ce49"/>
        <table:table-column table:style-name="co28" table:number-columns-repeated="3" table:default-cell-style-name="Default"/>
        <table:table-row table:style-name="ro2">
          <table:table-cell table:style-name="ce43"/>
          <table:table-cell table:style-name="ce48" office:value-type="string" calcext:value-type="string">
            <text:p>Mono</text:p>
          </table:table-cell>
          <table:table-cell table:style-name="ce48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4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6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7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7"/>
        </table:table-row>
      </table:table>
      <table:table table:name="Misc" table:style-name="ta5"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1" table:number-columns-repeated="16381"/>
        <table:table-row table:style-name="ro4">
          <table:table-cell table:style-name="ce31" office:value-type="string" calcext:value-type="string">
            <text:p>Property</text:p>
          </table:table-cell>
          <table:table-cell table:style-name="ce31" office:value-type="string" calcext:value-type="string">
            <text:p>Value</text:p>
          </table:table-cell>
          <table:table-cell table:style-name="ce50" office:value-type="string" calcext:value-type="string">
            <text:p>Description</text:p>
          </table:table-cell>
        </table:table-row>
        <table:table-row table:style-name="ro4">
          <table:table-cell table:style-name="ce12"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06-18T20:42:44.296603455</dc:date>
    <meta:editing-cycles>307</meta:editing-cycles>
    <meta:editing-duration>P1DT10H50M28S</meta:editing-duration>
    <meta:generator>LibreOffice/7.4.2.3$MacOSX_X86_64 LibreOffice_project/382eef1f22670f7f4118c8c2dd222ec7ad009daf</meta:generator>
    <meta:document-statistic meta:table-count="5" meta:cell-count="10051" meta:object-count="0"/>
    <meta:user-defined meta:name="AppVersion">15.0000</meta:user-defined>
  </office:meta>
</office:document-meta>
</file>